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3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1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_2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7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7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0" style:family="paragraph" style:parent-style-name="Standard">
      <style:paragraph-properties fo:break-before="auto" fo:line-height="100%" style:writing-mode="lr-tb"/>
    </style:style>
    <style:style style:name="T6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0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3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6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9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6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7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8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9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0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1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2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3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4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6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87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89" style:family="paragraph" style:parent-style-name="Standard">
      <style:paragraph-properties fo:break-before="auto" fo:line-height="100%" style:writing-mode="lr-tb"/>
    </style:style>
    <style:style style:name="T8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0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1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0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1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2" style:family="paragraph" style:parent-style-name="Standard">
      <style:paragraph-properties fo:break-before="auto" fo:line-height="100%" style:writing-mode="lr-tb"/>
    </style:style>
    <style:style style:name="T9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4" style:family="paragraph" style:parent-style-name="Standard">
      <style:paragraph-properties fo:break-before="auto" fo:line-height="100%" style:writing-mode="lr-tb"/>
    </style:style>
    <style:style style:name="T9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6" style:family="paragraph" style:parent-style-name="Standard">
      <style:paragraph-properties fo:break-before="auto" fo:line-height="100%" style:writing-mode="lr-tb"/>
    </style:style>
    <style:style style:name="T9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7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9" style:family="paragraph" style:parent-style-name="Standard">
      <style:paragraph-properties fo:break-before="auto" fo:line-height="100%" style:writing-mode="lr-tb"/>
    </style:style>
    <style:style style:name="T9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0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2" style:family="paragraph" style:parent-style-name="Standard">
      <style:paragraph-properties fo:break-before="auto" fo:line-height="100%" style:writing-mode="lr-tb"/>
    </style:style>
    <style:style style:name="T10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3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7" style:family="paragraph" style:parent-style-name="Standard">
      <style:paragraph-properties fo:break-before="auto" fo:line-height="100%" style:writing-mode="lr-tb"/>
    </style:style>
    <style:style style:name="T10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1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2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13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14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5" style:family="paragraph" style:parent-style-name="Standard">
      <style:paragraph-properties fo:break-before="auto" fo:line-height="100%" style:writing-mode="lr-tb"/>
    </style:style>
    <style:style style:name="T11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6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able1" style:family="table">
      <style:table-properties table:align="left" style:width="14.367cm" fo:margin-left="0cm"/>
    </style:style>
    <style:style style:name="Column1" style:family="table-column">
      <style:table-column-properties style:column-width="2.619cm"/>
    </style:style>
    <style:style style:name="Column2" style:family="table-column">
      <style:table-column-properties style:column-width="11.748cm"/>
    </style:style>
    <style:style style:name="Row1" style:family="table-row"/>
    <style:style style:name="Cell1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3" style:family="table-row"/>
    <style:style style:name="Cell5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5" style:family="table-row"/>
    <style:style style:name="Cell9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9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7" style:family="table-row"/>
    <style:style style:name="Cell13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9" style:family="table-row"/>
    <style:style style:name="Cell17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1" style:family="table-row"/>
    <style:style style:name="Cell21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3" style:family="table-row"/>
    <style:style style:name="Cell25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5" style:family="table-row"/>
    <style:style style:name="Cell29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6" style:family="table-row"/>
    <style:style style:name="Cell31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2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4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1.23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6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1.23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8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55" style:family="paragraph" style:parent-style-name="Standard">
      <style:paragraph-properties fo:text-align="left" fo:break-before="auto" fo:text-indent="0cm" fo:line-height="115%" fo:margin-top="0cm" fo:margin-bottom="0cm" fo:margin-left="1.23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1.235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40" style:family="table-cell">
      <style:table-cell-properties style:vertical-align="top" fo:border-top="#000000 0.026cm solid" fo:border-bottom="#000000 0.026cm solid" fo:padding-left="0.212cm" fo:border-left="#000000 0.026cm solid" fo:padding-right="0.212cm" fo:border-right="#000000 0.026cm solid"/>
    </style:style>
    <style:style style:name="P157" style:family="paragraph" style:parent-style-name="Standard">
      <style:paragraph-properties fo:text-align="left" fo:break-before="auto" fo:text-indent="0cm" fo:line-height="115%" fo:margin-top="0cm" fo:margin-bottom="0cm" fo:margin-left="1.23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0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1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2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3" style:family="paragraph" style:parent-style-name="Standard">
      <style:paragraph-properties fo:text-align="center" fo:break-before="auto" fo:line-height="100%" style:writing-mode="lr-tb"/>
    </style:style>
    <style:style style:name="T16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1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1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63_1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00%" style:writing-mode="lr-tb"/>
    </style:style>
    <style:style style:name="T165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1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1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1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5_1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66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1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2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2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8_2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69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5" style:family="text"/>
    <style:style style:name="T170_6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7" style:family="text"/>
    <style:style style:name="T170_8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9" style:family="text"/>
    <style:style style:name="T170_10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11" style:family="text"/>
    <style:style style:name="T170_12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13" style:family="text"/>
    <style:style style:name="T170_14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15" style:family="text"/>
    <style:style style:name="T170_16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17" style:family="text"/>
    <style:style style:name="T170_18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19" style:family="text"/>
    <style:style style:name="T170_20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21" style:family="text"/>
    <style:style style:name="T170_22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23" style:family="text"/>
    <style:style style:name="T170_24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25" style:family="text"/>
    <style:style style:name="T170_26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27" style:family="text"/>
    <style:style style:name="T170_28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29" style:family="text"/>
    <style:style style:name="T170_30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31" style:family="text"/>
    <style:style style:name="T170_32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33" style:family="text"/>
    <style:style style:name="T170_34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35" style:family="text"/>
    <style:style style:name="T170_36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37" style:family="text"/>
    <style:style style:name="T170_38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39" style:family="text"/>
    <style:style style:name="T170_40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41" style:family="text"/>
    <style:style style:name="T170_42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0_43" style:family="text"/>
    <style:style style:name="T170_44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71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2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1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2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2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3_2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74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5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6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1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1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2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3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4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5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6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7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8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29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77_30" style:family="text"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78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9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Work</text:span><text:span text:style-name="T1_2"><text:s/></text:span><text:span text:style-name="T1_3">in</text:span><text:span text:style-name="T1_4"><text:s/></text:span><text:span text:style-name="T1_5">Progress</text:span><text:span text:style-name="T1_6"><text:s/></text:span><text:span text:style-name="T1_7">Report</text:span></text:p>
      <text:p text:style-name="P2"/>
      <text:p text:style-name="P3"><text:span text:style-name="T3_1">Major</text:span><text:span text:style-name="T3_2"><text:s/></text:span><text:span text:style-name="T3_3">developments</text:span><text:span text:style-name="T3_4">/</text:span><text:span text:style-name="T3_5">breakthroughs</text:span><text:span text:style-name="T3_6">(</text:span><text:span text:style-name="T3_7">reference</text:span><text:span text:style-name="T3_8"><text:s/></text:span><text:span text:style-name="T3_9">specific</text:span><text:span text:style-name="T3_10"><text:s/></text:span><text:span text:style-name="T3_11">code</text:span><text:span text:style-name="T3_12"><text:s/></text:span><text:span text:style-name="T3_13">please</text:span><text:span text:style-name="T3_14">):</text:span></text:p>
      <text:p text:style-name="P4"><text:span text:style-name="T4_1"><text:s/></text:span></text:p>
      <text:p text:style-name="P5"><text:span text:style-name="T5_1">For</text:span><text:span text:style-name="T5_2"><text:s/></text:span><text:span text:style-name="T5_3">this</text:span><text:span text:style-name="T5_4"><text:s/></text:span><text:span text:style-name="T5_5">the</text:span><text:span text:style-name="T5_6"><text:s/></text:span><text:span text:style-name="T5_7">major</text:span><text:span text:style-name="T5_8"><text:s/></text:span><text:span text:style-name="T5_9">breakthroughs</text:span><text:span text:style-name="T5_10"><text:s/></text:span><text:span text:style-name="T5_11">were</text:span><text:span text:style-name="T5_12"><text:s text:c="2"/></text:span><text:span text:style-name="T5_13">adding</text:span><text:span text:style-name="T5_14"><text:s/></text:span><text:span text:style-name="T5_15">movement</text:span><text:span text:style-name="T5_16"><text:s/></text:span><text:span text:style-name="T5_17">to</text:span><text:span text:style-name="T5_18"><text:s/></text:span><text:span text:style-name="T5_19">the</text:span><text:span text:style-name="T5_20"><text:s/></text:span><text:span text:style-name="T5_21">character</text:span><text:span text:style-name="T5_22">,<text:s/></text:span><text:span text:style-name="T5_23">having</text:span><text:span text:style-name="T5_24"><text:s/></text:span><text:span text:style-name="T5_25">the</text:span><text:span text:style-name="T5_26"><text:s/></text:span><text:span text:style-name="T5_27">camera</text:span><text:span text:style-name="T5_28"><text:s/></text:span><text:span text:style-name="T5_29">follow</text:span><text:span text:style-name="T5_30"><text:s/></text:span><text:span text:style-name="T5_31">the</text:span><text:span text:style-name="T5_32"><text:s/></text:span><text:span text:style-name="T5_33">character</text:span><text:span text:style-name="T5_34">,<text:s/></text:span><text:span text:style-name="T5_35">implementing</text:span><text:span text:style-name="T5_36"><text:s/></text:span><text:span text:style-name="T5_37">a</text:span><text:span text:style-name="T5_38"><text:s/></text:span><text:span text:style-name="T5_39">tile</text:span><text:span text:style-name="T5_40"><text:s/></text:span><text:span text:style-name="T5_41">map</text:span><text:span text:style-name="T5_42">,<text:s/></text:span><text:span text:style-name="T5_43">getting</text:span><text:span text:style-name="T5_44"><text:s/></text:span><text:span text:style-name="T5_45">the</text:span><text:span text:style-name="T5_46"><text:s/></text:span><text:span text:style-name="T5_47">character</text:span><text:span text:style-name="T5_48"><text:s/></text:span><text:span text:style-name="T5_49">to</text:span><text:span text:style-name="T5_50"><text:s/></text:span><text:span text:style-name="T5_51">hit</text:span><text:span text:style-name="T5_52"><text:s/></text:span><text:span text:style-name="T5_53">test</text:span><text:span text:style-name="T5_54"><text:s/></text:span><text:span text:style-name="T5_55">against</text:span><text:span text:style-name="T5_56"><text:s/></text:span><text:span text:style-name="T5_57">the</text:span><text:span text:style-name="T5_58"><text:s/></text:span><text:span text:style-name="T5_59">map</text:span><text:span text:style-name="T5_60">,</text:span><text:span text:style-name="T5_61">and</text:span><text:span text:style-name="T5_62"><text:s text:c="2"/></text:span><text:span text:style-name="T5_63">Implementing</text:span><text:span text:style-name="T5_64"><text:s/></text:span><text:span text:style-name="T5_65">doors</text:span><text:span text:style-name="T5_66"><text:s/></text:span><text:span text:style-name="T5_67">that</text:span><text:span text:style-name="T5_68"><text:s/></text:span><text:span text:style-name="T5_69">change</text:span><text:span text:style-name="T5_70"><text:s/></text:span><text:span text:style-name="T5_71">the</text:span><text:span text:style-name="T5_72"><text:s/></text:span><text:span text:style-name="T5_73">map</text:span><text:span text:style-name="T5_74"><text:s/></text:span></text:p>
      <text:p text:style-name="P6"/>
      <text:p text:style-name="P7"><text:span text:style-name="T7_1">Firstly</text:span><text:span text:style-name="T7_2"><text:s/></text:span><text:span text:style-name="T7_3">Implementing</text:span><text:span text:style-name="T7_4"><text:s/></text:span><text:span text:style-name="T7_5">the</text:span><text:span text:style-name="T7_6"><text:s/></text:span><text:span text:style-name="T7_7">map</text:span><text:span text:style-name="T7_8">.<text:s/></text:span><text:span text:style-name="T7_9">For</text:span><text:span text:style-name="T7_10"><text:s/></text:span><text:span text:style-name="T7_11">this</text:span><text:span text:style-name="T7_12"><text:s/></text:span><text:span text:style-name="T7_13">I</text:span><text:span text:style-name="T7_14"><text:s/></text:span><text:span text:style-name="T7_15">used</text:span><text:span text:style-name="T7_16"><text:s/></text:span><text:span text:style-name="T7_17">a</text:span><text:span text:style-name="T7_18"><text:s/></text:span><text:span text:style-name="T7_19">tiled</text:span><text:span text:style-name="T7_20"><text:s/></text:span><text:span text:style-name="T7_21">map</text:span><text:span text:style-name="T7_22"><text:s/></text:span><text:span text:style-name="T7_23">which</text:span><text:span text:style-name="T7_24"><text:s/></text:span><text:span text:style-name="T7_25">works</text:span><text:span text:style-name="T7_26"><text:s/></text:span><text:span text:style-name="T7_27">very</text:span><text:span text:style-name="T7_28"><text:s/></text:span><text:span text:style-name="T7_29">well</text:span><text:span text:style-name="T7_30"><text:s/></text:span><text:span text:style-name="T7_31">with</text:span><text:span text:style-name="T7_32"><text:s/></text:span><text:span text:style-name="T7_33">libgdx</text:span><text:span text:style-name="T7_34">.<text:s/></text:span><text:span text:style-name="T7_35">To</text:span><text:span text:style-name="T7_36"><text:s/></text:span><text:span text:style-name="T7_37">make</text:span><text:span text:style-name="T7_38"><text:s/></text:span><text:span text:style-name="T7_39">the</text:span><text:span text:style-name="T7_40"><text:s/></text:span><text:span text:style-name="T7_41">tiled</text:span><text:span text:style-name="T7_42"><text:s/></text:span><text:span text:style-name="T7_43">map</text:span><text:span text:style-name="T7_44"><text:s/></text:span><text:span text:style-name="T7_45">I</text:span><text:span text:style-name="T7_46"><text:s/></text:span><text:span text:style-name="T7_47">used</text:span><text:span text:style-name="T7_48"><text:s/></text:span><text:span text:style-name="T7_49">the</text:span><text:span text:style-name="T7_50"><text:s/></text:span><text:span text:style-name="T7_51">software</text:span><text:span text:style-name="T7_52"><text:s/>“</text:span><text:span text:style-name="T7_53">Tiled</text:span><text:span text:style-name="T7_54">”<text:s text:c="2"/></text:span><text:span text:style-name="T7_55">which</text:span><text:span text:style-name="T7_56"><text:s/></text:span><text:span text:style-name="T7_57">allows</text:span><text:span text:style-name="T7_58"><text:s/></text:span><text:span text:style-name="T7_59">you</text:span><text:span text:style-name="T7_60"><text:s/></text:span><text:span text:style-name="T7_61">to</text:span><text:span text:style-name="T7_62"><text:s/></text:span><text:span text:style-name="T7_63">make</text:span><text:span text:style-name="T7_64"><text:s/></text:span><text:span text:style-name="T7_65">a</text:span><text:span text:style-name="T7_66"><text:s/></text:span><text:span text:style-name="T7_67">map</text:span><text:span text:style-name="T7_68"><text:s/></text:span><text:span text:style-name="T7_69">based</text:span><text:span text:style-name="T7_70"><text:s/></text:span><text:span text:style-name="T7_71">on</text:span><text:span text:style-name="T7_72"><text:s/></text:span><text:span text:style-name="T7_73">a</text:span><text:span text:style-name="T7_74"><text:s/></text:span><text:span text:style-name="T7_75">set</text:span><text:span text:style-name="T7_76"><text:s/></text:span><text:span text:style-name="T7_77">of</text:span><text:span text:style-name="T7_78"><text:s/></text:span><text:span text:style-name="T7_79">tiles</text:span><text:span text:style-name="T7_80"><text:s/></text:span><text:span text:style-name="T7_81">that</text:span><text:span text:style-name="T7_82"><text:s/></text:span><text:span text:style-name="T7_83">are</text:span><text:span text:style-name="T7_84"><text:s/></text:span><text:span text:style-name="T7_85">basically</text:span><text:span text:style-name="T7_86"><text:s/></text:span><text:span text:style-name="T7_87">png</text:span><text:span text:style-name="T7_88"><text:s/></text:span><text:span text:style-name="T7_89">images</text:span><text:span text:style-name="T7_90">.<text:s/></text:span><text:span text:style-name="T7_91">With</text:span><text:span text:style-name="T7_92"><text:s/></text:span><text:span text:style-name="T7_93">Tiled</text:span><text:span text:style-name="T7_94"><text:s/></text:span><text:span text:style-name="T7_95">you</text:span><text:span text:style-name="T7_96"><text:s/></text:span><text:span text:style-name="T7_97">can</text:span><text:span text:style-name="T7_98"><text:s/></text:span><text:span text:style-name="T7_99">also</text:span><text:span text:style-name="T7_100"><text:s/></text:span><text:span text:style-name="T7_101">add</text:span><text:span text:style-name="T7_102"><text:s/></text:span><text:span text:style-name="T7_103">IDs</text:span><text:span text:style-name="T7_104"><text:s/></text:span><text:span text:style-name="T7_105">to</text:span><text:span text:style-name="T7_106"><text:s/></text:span><text:span text:style-name="T7_107">the</text:span><text:span text:style-name="T7_108"><text:s/></text:span><text:span text:style-name="T7_109">tiles</text:span><text:span text:style-name="T7_110"><text:s/></text:span><text:span text:style-name="T7_111">and</text:span><text:span text:style-name="T7_112"><text:s/></text:span><text:span text:style-name="T7_113">multiple</text:span><text:span text:style-name="T7_114"><text:s/></text:span><text:span text:style-name="T7_115">layers</text:span><text:span text:style-name="T7_116"><text:s/></text:span><text:span text:style-name="T7_117">to</text:span><text:span text:style-name="T7_118"><text:s/></text:span><text:span text:style-name="T7_119">the</text:span><text:span text:style-name="T7_120"><text:s/></text:span><text:span text:style-name="T7_121">map</text:span><text:span text:style-name="T7_122">.<text:s/></text:span><text:span text:style-name="T7_123">The</text:span><text:span text:style-name="T7_124"><text:s/></text:span><text:span text:style-name="T7_125">IDs</text:span><text:span text:style-name="T7_126"><text:s/></text:span><text:span text:style-name="T7_127">are</text:span><text:span text:style-name="T7_128"><text:s/></text:span><text:span text:style-name="T7_129">used</text:span><text:span text:style-name="T7_130"><text:s/></text:span><text:span text:style-name="T7_131">for</text:span><text:span text:style-name="T7_132"><text:s/></text:span><text:span text:style-name="T7_133">hit</text:span><text:span text:style-name="T7_134"><text:s/></text:span><text:span text:style-name="T7_135">testing</text:span><text:span text:style-name="T7_136"><text:s/></text:span><text:span text:style-name="T7_137">and</text:span><text:span text:style-name="T7_138"><text:s/></text:span><text:span text:style-name="T7_139">similar</text:span><text:span text:style-name="T7_140"><text:s/></text:span><text:span text:style-name="T7_141">things</text:span><text:span text:style-name="T7_142">.<text:s/></text:span><text:span text:style-name="T7_143">In</text:span><text:span text:style-name="T7_144"><text:s/></text:span><text:span text:style-name="T7_145">the</text:span><text:span text:style-name="T7_146"><text:s/></text:span><text:span text:style-name="T7_147">example</text:span><text:span text:style-name="T7_148"><text:s/></text:span><text:span text:style-name="T7_149">below</text:span><text:span text:style-name="T7_150"><text:s/></text:span><text:span text:style-name="T7_151">I</text:span><text:span text:style-name="T7_152"><text:s/></text:span><text:span text:style-name="T7_153">am</text:span><text:span text:style-name="T7_154"><text:s/></text:span><text:span text:style-name="T7_155">making</text:span><text:span text:style-name="T7_156"><text:s/></text:span><text:span text:style-name="T7_157">a</text:span><text:span text:style-name="T7_158"><text:s/></text:span><text:span text:style-name="T7_159">map</text:span><text:span text:style-name="T7_160"><text:s/></text:span><text:span text:style-name="T7_161">by</text:span><text:span text:style-name="T7_162"><text:s/></text:span><text:span text:style-name="T7_163">loading</text:span><text:span text:style-name="T7_164"><text:s/></text:span><text:span text:style-name="T7_165">in</text:span><text:span text:style-name="T7_166"><text:s/></text:span><text:span text:style-name="T7_167">a</text:span><text:span text:style-name="T7_168"><text:s/>.</text:span><text:span text:style-name="T7_169">tmx</text:span><text:span text:style-name="T7_170"><text:s/></text:span><text:span text:style-name="T7_171">file</text:span><text:span text:style-name="T7_172"><text:s/></text:span><text:span text:style-name="T7_173">then</text:span><text:span text:style-name="T7_174"><text:s/></text:span><text:span text:style-name="T7_175">making</text:span><text:span text:style-name="T7_176"><text:s/></text:span><text:span text:style-name="T7_177">an</text:span><text:span text:style-name="T7_178"><text:s/></text:span><text:span text:style-name="T7_179">array</text:span><text:span text:style-name="T7_180"><text:s/></text:span><text:span text:style-name="T7_181">of</text:span><text:span text:style-name="T7_182"><text:s text:c="2"/></text:span><text:span text:style-name="T7_183">all</text:span><text:span text:style-name="T7_184"><text:s/></text:span><text:span text:style-name="T7_185">the</text:span><text:span text:style-name="T7_186"><text:s/></text:span><text:span text:style-name="T7_187">layers</text:span><text:span text:style-name="T7_188"><text:s/></text:span><text:span text:style-name="T7_189">is</text:span><text:span text:style-name="T7_190"><text:s/></text:span><text:span text:style-name="T7_191">the</text:span><text:span text:style-name="T7_192"><text:s/></text:span><text:span text:style-name="T7_193">tile</text:span><text:span text:style-name="T7_194"><text:s/></text:span><text:span text:style-name="T7_195">map</text:span><text:span text:style-name="T7_196"><text:s/></text:span><text:span text:style-name="T7_197">then</text:span><text:span text:style-name="T7_198"><text:s/></text:span><text:span text:style-name="T7_199">putting</text:span><text:span text:style-name="T7_200"><text:s/></text:span><text:span text:style-name="T7_201">the</text:span><text:span text:style-name="T7_202"><text:s/></text:span><text:span text:style-name="T7_203">map</text:span><text:span text:style-name="T7_204"><text:s/></text:span><text:span text:style-name="T7_205">into</text:span><text:span text:style-name="T7_206"><text:s/></text:span><text:span text:style-name="T7_207">a</text:span><text:span text:style-name="T7_208"><text:s/></text:span><text:span text:style-name="T7_209">maprender</text:span><text:span text:style-name="T7_210"><text:s/></text:span><text:span text:style-name="T7_211">which</text:span><text:span text:style-name="T7_212"><text:s/></text:span><text:span text:style-name="T7_213">just</text:span><text:span text:style-name="T7_214"><text:s/></text:span><text:span text:style-name="T7_215">allows</text:span><text:span text:style-name="T7_216"><text:s/></text:span><text:span text:style-name="T7_217">us</text:span><text:span text:style-name="T7_218"><text:s/></text:span><text:span text:style-name="T7_219">to</text:span><text:span text:style-name="T7_220"><text:s/></text:span><text:span text:style-name="T7_221">render</text:span><text:span text:style-name="T7_222"><text:s/></text:span><text:span text:style-name="T7_223">the</text:span><text:span text:style-name="T7_224"><text:s/></text:span><text:span text:style-name="T7_225">map</text:span><text:span text:style-name="T7_226"><text:s/></text:span><text:span text:style-name="T7_227">then</text:span><text:span text:style-name="T7_228"><text:s/></text:span><text:span text:style-name="T7_229">populating</text:span><text:span text:style-name="T7_230"><text:s/></text:span><text:span text:style-name="T7_231">the</text:span><text:span text:style-name="T7_232"><text:s/></text:span><text:span text:style-name="T7_233">array</text:span><text:span text:style-name="T7_234"><text:s/></text:span><text:span text:style-name="T7_235">of</text:span><text:span text:style-name="T7_236"><text:s/></text:span><text:span text:style-name="T7_237">layers</text:span><text:span text:style-name="T7_238">.</text:span></text:p>
      <text:p text:style-name="P8"><text:span text:style-name="T8_1">_____________________________________________________________________________________</text:span></text:p>
      <text:p text:style-name="P9"><text:span text:style-name="T9_1">public</text:span><text:span text:style-name="T9_2"><text:s/></text:span><text:span text:style-name="T9_3">class</text:span><text:span text:style-name="T9_4"><text:s/></text:span><text:span text:style-name="T9_5">Map</text:span><text:span text:style-name="T9_6"><text:s/></text:span><text:span text:style-name="T9_7">implements</text:span><text:span text:style-name="T9_8"><text:s/></text:span><text:span text:style-name="T9_9">ApplicationListener</text:span><text:span text:style-name="T9_10"><text:s/>{</text:span></text:p>
      <text:p text:style-name="P10"><text:span text:style-name="T10_1"><text:s text:c="4"/></text:span><text:span text:style-name="T10_2">TiledMap</text:span><text:span text:style-name="T10_3"><text:s/></text:span><text:span text:style-name="T10_4">tiledMap</text:span><text:span text:style-name="T10_5">;</text:span></text:p>
      <text:p text:style-name="P11"><text:span text:style-name="T11_1"><text:s text:c="4"/></text:span><text:span text:style-name="T11_2">OrthographicCamera</text:span><text:span text:style-name="T11_3"><text:s/></text:span><text:span text:style-name="T11_4">camera</text:span><text:span text:style-name="T11_5">;</text:span></text:p>
      <text:p text:style-name="P12"><text:span text:style-name="T12_1"><text:s text:c="4"/></text:span><text:span text:style-name="T12_2">OrthogonalTiledMapRenderer</text:span><text:span text:style-name="T12_3"><text:s/></text:span><text:span text:style-name="T12_4">tiledMapRenderer</text:span><text:span text:style-name="T12_5">;</text:span></text:p>
      <text:p text:style-name="P13"><text:span text:style-name="T13_1"><text:s text:c="4"/></text:span><text:span text:style-name="T13_2">TiledMapTileLayer</text:span><text:span text:style-name="T13_3">[]<text:s/></text:span><text:span text:style-name="T13_4">arclCollisionLayer</text:span><text:span text:style-name="T13_5">;</text:span></text:p>
      <text:p text:style-name="P14"><text:span text:style-name="T14_1"><text:s text:c="4"/></text:span><text:span text:style-name="T14_2">int</text:span><text:span text:style-name="T14_3"><text:s/></text:span><text:span text:style-name="T14_4">nMapScale</text:span><text:span text:style-name="T14_5"><text:s/>=<text:s/></text:span><text:span text:style-name="T14_6">Gdx</text:span><text:span text:style-name="T14_7">.</text:span><text:span text:style-name="T14_8">graphics</text:span><text:span text:style-name="T14_9">.</text:span><text:span text:style-name="T14_10">getHeight</text:span><text:span text:style-name="T14_11">()<text:s/>*<text:s/>5<text:s/>/<text:s/>1080;</text:span></text:p>
      <text:p text:style-name="P15"><text:span text:style-name="T15_1"><text:s text:c="4"/></text:span><text:span text:style-name="T15_2">int</text:span><text:span text:style-name="T15_3"><text:s/></text:span><text:span text:style-name="T15_4">nMapNumber</text:span><text:span text:style-name="T15_5">;</text:span></text:p>
      <text:p text:style-name="P16"><text:span text:style-name="T16_1"><text:s text:c="4"/></text:span><text:span text:style-name="T16_2">Map</text:span><text:span text:style-name="T16_3">(</text:span><text:span text:style-name="T16_4">int</text:span><text:span text:style-name="T16_5"><text:s/></text:span><text:span text:style-name="T16_6">nMapNumber</text:span><text:span text:style-name="T16_7">_,</text:span><text:span text:style-name="T16_8">OrthographicCamera</text:span><text:span text:style-name="T16_9"><text:s/></text:span><text:span text:style-name="T16_10">camera</text:span><text:span text:style-name="T16_11">_)<text:s/>{</text:span></text:p>
      <text:p text:style-name="P17"><text:span text:style-name="T17_1"><text:s text:c="8"/></text:span><text:span text:style-name="T17_2">nMapNumber</text:span><text:span text:style-name="T17_3"><text:s/>=<text:s/></text:span><text:span text:style-name="T17_4">nMapNumber</text:span><text:span text:style-name="T17_5">_;</text:span></text:p>
      <text:p text:style-name="P18"><text:span text:style-name="T18_1"><text:s text:c="8"/></text:span><text:span text:style-name="T18_2">camera</text:span><text:span text:style-name="T18_3"><text:s/>=<text:s/></text:span><text:span text:style-name="T18_4">camera</text:span><text:span text:style-name="T18_5">_;</text:span></text:p>
      <text:p text:style-name="P19"/>
      <text:p text:style-name="P20"><text:span text:style-name="T20_1"><text:s text:c="4"/>}</text:span></text:p>
      <text:p text:style-name="P21"/>
      <text:p text:style-name="P22"><text:span text:style-name="T22_1"><text:s text:c="4"/>@</text:span><text:span text:style-name="T22_2">Override</text:span></text:p>
      <text:p text:style-name="P23"><text:span text:style-name="T23_1"><text:s text:c="4"/></text:span><text:span text:style-name="T23_2">public</text:span><text:span text:style-name="T23_3"><text:s/></text:span><text:span text:style-name="T23_4">void</text:span><text:span text:style-name="T23_5"><text:s/></text:span><text:span text:style-name="T23_6">create</text:span><text:span text:style-name="T23_7">()<text:s/>{</text:span></text:p>
      <text:p text:style-name="P24"><text:span text:style-name="T24_1"><text:s text:c="8"/></text:span><text:span text:style-name="T24_2">tiledMap</text:span><text:span text:style-name="T24_3"><text:s/>=<text:s/></text:span><text:span text:style-name="T24_4">new</text:span><text:span text:style-name="T24_5"><text:s/></text:span><text:span text:style-name="T24_6">TmxMapLoader</text:span><text:span text:style-name="T24_7">().</text:span><text:span text:style-name="T24_8">load</text:span><text:span text:style-name="T24_9">("</text:span><text:span text:style-name="T24_10">Map</text:span><text:span text:style-name="T24_11">"<text:s/>+<text:s/></text:span><text:span text:style-name="T24_12">nMapNumber</text:span><text:span text:style-name="T24_13"><text:s/>+<text:s/>".</text:span><text:span text:style-name="T24_14">tmx</text:span><text:span text:style-name="T24_15">");</text:span></text:p>
      <text:p text:style-name="P25"><text:span text:style-name="T25_1"><text:s text:c="8"/></text:span><text:span text:style-name="T25_2">arclCollisionLayer</text:span><text:span text:style-name="T25_3"><text:s/>=<text:s/></text:span><text:span text:style-name="T25_4">new</text:span><text:span text:style-name="T25_5"><text:s/></text:span><text:span text:style-name="T25_6">TiledMapTileLayer</text:span><text:span text:style-name="T25_7">[</text:span><text:span text:style-name="T25_8">tiledMap</text:span><text:span text:style-name="T25_9">.</text:span><text:span text:style-name="T25_10">getLayers</text:span><text:span text:style-name="T25_11">().</text:span><text:span text:style-name="T25_12">getCount</text:span><text:span text:style-name="T25_13">()];//</text:span><text:span text:style-name="T25_14">The</text:span><text:span text:style-name="T25_15"><text:s/></text:span><text:span text:style-name="T25_16">collision</text:span><text:span text:style-name="T25_17"><text:s/></text:span><text:span text:style-name="T25_18">layer</text:span><text:span text:style-name="T25_19"><text:s/></text:span><text:span text:style-name="T25_20">is</text:span><text:span text:style-name="T25_21"><text:s/></text:span><text:span text:style-name="T25_22">used</text:span><text:span text:style-name="T25_23"><text:s/></text:span><text:span text:style-name="T25_24">to</text:span><text:span text:style-name="T25_25"><text:s/></text:span><text:span text:style-name="T25_26">get</text:span><text:span text:style-name="T25_27"><text:s/></text:span><text:span text:style-name="T25_28">tile</text:span><text:span text:style-name="T25_29"><text:s/></text:span><text:span text:style-name="T25_30">IDs</text:span></text:p>
      <text:p text:style-name="P26"><text:span text:style-name="T26_1"><text:s text:c="8"/></text:span><text:span text:style-name="T26_2">tiledMapRenderer</text:span><text:span text:style-name="T26_3"><text:s/>=<text:s/></text:span><text:span text:style-name="T26_4">new</text:span><text:span text:style-name="T26_5"><text:s/></text:span><text:span text:style-name="T26_6">OrthogonalTiledMapRenderer</text:span><text:span text:style-name="T26_7">(</text:span><text:span text:style-name="T26_8">tiledMap</text:span><text:span text:style-name="T26_9">,<text:s/></text:span><text:span text:style-name="T26_10">nMapScale</text:span><text:span text:style-name="T26_11">);//</text:span><text:span text:style-name="T26_12">Set</text:span><text:span text:style-name="T26_13"><text:s/></text:span><text:span text:style-name="T26_14">the</text:span><text:span text:style-name="T26_15"><text:s/></text:span><text:span text:style-name="T26_16">render</text:span><text:span text:style-name="T26_17"><text:s/></text:span><text:span text:style-name="T26_18">to</text:span><text:span text:style-name="T26_19"><text:s/></text:span><text:span text:style-name="T26_20">the</text:span><text:span text:style-name="T26_21"><text:s/></text:span><text:span text:style-name="T26_22">map</text:span><text:span text:style-name="T26_23"><text:s/></text:span><text:span text:style-name="T26_24">and</text:span><text:span text:style-name="T26_25"><text:s/></text:span><text:span text:style-name="T26_26">scale</text:span><text:span text:style-name="T26_27"><text:s/></text:span><text:span text:style-name="T26_28">it</text:span></text:p>
      <text:p text:style-name="P27"><text:span text:style-name="T27_1"><text:s text:c="8"/></text:span><text:span text:style-name="T27_2">for</text:span><text:span text:style-name="T27_3"><text:s/>(</text:span><text:span text:style-name="T27_4">int</text:span><text:span text:style-name="T27_5"><text:s/></text:span><text:span text:style-name="T27_6">i</text:span><text:span text:style-name="T27_7"><text:s/>=<text:s/>0;<text:s/></text:span><text:span text:style-name="T27_8">i</text:span><text:span text:style-name="T27_9"><text:s/>&lt;<text:s/></text:span><text:span text:style-name="T27_10">tiledMap</text:span><text:span text:style-name="T27_11">.</text:span><text:span text:style-name="T27_12">getLayers</text:span><text:span text:style-name="T27_13">().</text:span><text:span text:style-name="T27_14">getCount</text:span><text:span text:style-name="T27_15">();<text:s/></text:span><text:span text:style-name="T27_16">i</text:span><text:span text:style-name="T27_17">++)<text:s/>{//</text:span><text:span text:style-name="T27_18">Put</text:span><text:span text:style-name="T27_19"><text:s/></text:span><text:span text:style-name="T27_20">all</text:span><text:span text:style-name="T27_21"><text:s/></text:span><text:span text:style-name="T27_22">the</text:span><text:span text:style-name="T27_23"><text:s/></text:span><text:span text:style-name="T27_24">layers</text:span><text:span text:style-name="T27_25"><text:s/></text:span><text:span text:style-name="T27_26">from</text:span><text:span text:style-name="T27_27"><text:s/></text:span><text:span text:style-name="T27_28">the</text:span><text:span text:style-name="T27_29"><text:s/></text:span><text:span text:style-name="T27_30">map</text:span><text:span text:style-name="T27_31"><text:s/></text:span><text:span text:style-name="T27_32">into</text:span><text:span text:style-name="T27_33"><text:s/></text:span><text:span text:style-name="T27_34">the</text:span><text:span text:style-name="T27_35"><text:s/></text:span><text:span text:style-name="T27_36">collision</text:span><text:span text:style-name="T27_37"><text:s/></text:span><text:span text:style-name="T27_38">layer</text:span><text:span text:style-name="T27_39"><text:s/></text:span><text:span text:style-name="T27_40">array</text:span></text:p>
      <text:p text:style-name="P28"><text:span text:style-name="T28_1"><text:s text:c="12"/></text:span><text:span text:style-name="T28_2">arclCollisionLayer</text:span><text:span text:style-name="T28_3">[</text:span><text:span text:style-name="T28_4">i</text:span><text:span text:style-name="T28_5">]<text:s/>=<text:s/>(</text:span><text:span text:style-name="T28_6">TiledMapTileLayer</text:span><text:span text:style-name="T28_7">)<text:s/></text:span><text:span text:style-name="T28_8">tiledMap</text:span><text:span text:style-name="T28_9">.</text:span><text:span text:style-name="T28_10">getLayers</text:span><text:span text:style-name="T28_11">().</text:span><text:span text:style-name="T28_12">get</text:span><text:span text:style-name="T28_13">(</text:span><text:span text:style-name="T28_14">i</text:span><text:span text:style-name="T28_15">);</text:span></text:p>
      <text:p text:style-name="P29"><text:span text:style-name="T29_1"><text:s text:c="8"/>}</text:span></text:p>
      <text:p text:style-name="P30"/>
      <text:p text:style-name="P31"><text:span text:style-name="T31_1"><text:s text:c="4"/>}</text:span></text:p>
      <text:p text:style-name="P32"/>
      <text:p text:style-name="P33"><text:span text:style-name="T33_1">_________________________________________________________________________________________</text:span></text:p>
      <text:p text:style-name="P34"/>
      <text:p text:style-name="P35"/>
      <text:p text:style-name="P36"/>
      <text:p text:style-name="P37"><text:span text:style-name="T37_1">Secondly</text:span><text:span text:style-name="T37_2"><text:s/></text:span><text:span text:style-name="T37_3">getting</text:span><text:span text:style-name="T37_4"><text:s/></text:span><text:span text:style-name="T37_5">the</text:span><text:span text:style-name="T37_6"><text:s/></text:span><text:span text:style-name="T37_7">character</text:span><text:span text:style-name="T37_8"><text:s/></text:span><text:span text:style-name="T37_9">to</text:span><text:span text:style-name="T37_10"><text:s/></text:span><text:span text:style-name="T37_11">hit</text:span><text:span text:style-name="T37_12"><text:s/></text:span><text:span text:style-name="T37_13">test</text:span><text:span text:style-name="T37_14"><text:s/></text:span><text:span text:style-name="T37_15">against</text:span><text:span text:style-name="T37_16"><text:s/></text:span><text:span text:style-name="T37_17">the</text:span><text:span text:style-name="T37_18"><text:s/></text:span><text:span text:style-name="T37_19">map</text:span><text:span text:style-name="T37_20">.<text:s/></text:span><text:span text:style-name="T37_21">to</text:span><text:span text:style-name="T37_22"><text:s/></text:span><text:span text:style-name="T37_23">do</text:span><text:span text:style-name="T37_24"><text:s/></text:span><text:span text:style-name="T37_25">this</text:span><text:span text:style-name="T37_26"><text:s/></text:span><text:span text:style-name="T37_27">I</text:span><text:span text:style-name="T37_28"><text:s/></text:span><text:span text:style-name="T37_29">check</text:span><text:span text:style-name="T37_30"><text:s/></text:span><text:span text:style-name="T37_31">the</text:span><text:span text:style-name="T37_32"><text:s/></text:span><text:span text:style-name="T37_33">ID</text:span><text:span text:style-name="T37_34"><text:s/></text:span><text:span text:style-name="T37_35">at</text:span><text:span text:style-name="T37_36"><text:s/></text:span><text:span text:style-name="T37_37">three</text:span><text:span text:style-name="T37_38"><text:s/></text:span><text:span text:style-name="T37_39">points</text:span><text:span text:style-name="T37_40"><text:s/></text:span><text:span text:style-name="T37_41">at</text:span><text:span text:style-name="T37_42"><text:s/></text:span><text:span text:style-name="T37_43">the</text:span><text:span text:style-name="T37_44"><text:s/></text:span><text:span text:style-name="T37_45">bottom</text:span><text:span text:style-name="T37_46"><text:s/></text:span><text:span text:style-name="T37_47">of</text:span><text:span text:style-name="T37_48"><text:s/></text:span><text:span text:style-name="T37_49">the</text:span><text:span text:style-name="T37_50"><text:s/></text:span><text:span text:style-name="T37_51">character</text:span><text:span text:style-name="T37_52"><text:s/></text:span><text:span text:style-name="T37_53">and</text:span><text:span text:style-name="T37_54"><text:s/></text:span><text:span text:style-name="T37_55">see</text:span><text:span text:style-name="T37_56"><text:s/></text:span><text:span text:style-name="T37_57">if</text:span><text:span text:style-name="T37_58"><text:s/></text:span><text:span text:style-name="T37_59">they</text:span><text:span text:style-name="T37_60"><text:s/></text:span><text:span text:style-name="T37_61">are</text:span><text:span text:style-name="T37_62"><text:s/></text:span><text:span text:style-name="T37_63">on</text:span><text:span text:style-name="T37_64"><text:s/></text:span><text:span text:style-name="T37_65">a</text:span><text:span text:style-name="T37_66"><text:s/></text:span><text:span text:style-name="T37_67">tile</text:span><text:span text:style-name="T37_68"><text:s/></text:span><text:span text:style-name="T37_69">with</text:span><text:span text:style-name="T37_70"><text:s/></text:span><text:span text:style-name="T37_71">the</text:span><text:span text:style-name="T37_72"><text:s/>“</text:span><text:span text:style-name="T37_73">Block</text:span><text:span text:style-name="T37_74">”<text:s/></text:span><text:span text:style-name="T37_75">ID</text:span><text:span text:style-name="T37_76"><text:s/></text:span><text:span text:style-name="T37_77">and</text:span><text:span text:style-name="T37_78"><text:s/></text:span><text:span text:style-name="T37_79">any</text:span><text:span text:style-name="T37_80"><text:s/></text:span><text:span text:style-name="T37_81">of</text:span><text:span text:style-name="T37_82"><text:s/></text:span><text:span text:style-name="T37_83">the</text:span><text:span text:style-name="T37_84"><text:s/></text:span><text:span text:style-name="T37_85">three</text:span><text:span text:style-name="T37_86"><text:s/></text:span><text:span text:style-name="T37_87">points</text:span><text:span text:style-name="T37_88"><text:s/></text:span><text:span text:style-name="T37_89">are</text:span><text:span text:style-name="T37_90"><text:s/></text:span><text:span text:style-name="T37_91">on</text:span><text:span text:style-name="T37_92"><text:s/></text:span><text:span text:style-name="T37_93">a</text:span><text:span text:style-name="T37_94"><text:s/></text:span><text:span text:style-name="T37_95">tile</text:span><text:span text:style-name="T37_96"><text:s/></text:span><text:span text:style-name="T37_97">with</text:span><text:span text:style-name="T37_98"><text:s/></text:span><text:span text:style-name="T37_99">that</text:span><text:span text:style-name="T37_100"><text:s/></text:span><text:span text:style-name="T37_101">ID</text:span><text:span text:style-name="T37_102"><text:s/></text:span><text:span text:style-name="T37_103">then</text:span><text:span text:style-name="T37_104"><text:s/></text:span><text:span text:style-name="T37_105">I</text:span><text:span text:style-name="T37_106"><text:s/></text:span><text:span text:style-name="T37_107">move</text:span><text:span text:style-name="T37_108"><text:s/></text:span><text:span text:style-name="T37_109">the</text:span><text:span text:style-name="T37_110"><text:s/></text:span><text:span text:style-name="T37_111">character</text:span><text:span text:style-name="T37_112"><text:s/></text:span><text:span text:style-name="T37_113">back</text:span><text:span text:style-name="T37_114"><text:s/></text:span><text:span text:style-name="T37_115">to</text:span><text:span text:style-name="T37_116"><text:s/></text:span><text:span text:style-name="T37_117">its</text:span><text:span text:style-name="T37_118"><text:s/></text:span><text:span text:style-name="T37_119">previous</text:span><text:span text:style-name="T37_120"><text:s/></text:span><text:span text:style-name="T37_121">position</text:span><text:span text:style-name="T37_122">.<text:s/></text:span></text:p>
      <text:p text:style-name="P38"/>
      <text:p text:style-name="P39"><text:span text:style-name="T39_1">_________________________________________________________________________________________</text:span></text:p>
      <text:p text:style-name="P40"><text:span text:style-name="T40_1">fOldX</text:span><text:span text:style-name="T40_2"><text:s/>=<text:s/></text:span><text:span text:style-name="T40_3">fCharacterX</text:span><text:span text:style-name="T40_4">;//</text:span><text:span text:style-name="T40_5">This</text:span><text:span text:style-name="T40_6"><text:s/></text:span><text:span text:style-name="T40_7">is</text:span><text:span text:style-name="T40_8"><text:s/></text:span><text:span text:style-name="T40_9">used</text:span><text:span text:style-name="T40_10"><text:s/></text:span><text:span text:style-name="T40_11">for</text:span><text:span text:style-name="T40_12"><text:s/></text:span><text:span text:style-name="T40_13">resetting</text:span><text:span text:style-name="T40_14"><text:s/></text:span><text:span text:style-name="T40_15">the</text:span><text:span text:style-name="T40_16"><text:s/></text:span><text:span text:style-name="T40_17">players</text:span><text:span text:style-name="T40_18"><text:s/></text:span><text:span text:style-name="T40_19">position</text:span><text:span text:style-name="T40_20"><text:s/></text:span><text:span text:style-name="T40_21">if</text:span><text:span text:style-name="T40_22"><text:s/></text:span><text:span text:style-name="T40_23">they</text:span><text:span text:style-name="T40_24"><text:s/></text:span><text:span text:style-name="T40_25">hit</text:span><text:span text:style-name="T40_26"><text:s/></text:span><text:span text:style-name="T40_27">a</text:span><text:span text:style-name="T40_28"><text:s/></text:span><text:span text:style-name="T40_29">wall</text:span></text:p>
      <text:p text:style-name="P41"><text:span text:style-name="T41_1"><text:s text:c="8"/></text:span><text:span text:style-name="T41_2">fOldY</text:span><text:span text:style-name="T41_3"><text:s/>=<text:s/></text:span><text:span text:style-name="T41_4">fCharacterY</text:span><text:span text:style-name="T41_5">;</text:span></text:p>
      <text:p text:style-name="P42"/>
      <text:p text:style-name="P43"><text:span text:style-name="T43_1"><text:s text:c="8"/></text:span><text:span text:style-name="T43_2">fCharacterX</text:span><text:span text:style-name="T43_3"><text:s/>+=<text:s/></text:span><text:span text:style-name="T43_4">fCharacterVelocityX</text:span><text:span text:style-name="T43_5">;//</text:span><text:span text:style-name="T43_6">Move</text:span><text:span text:style-name="T43_7"><text:s/></text:span><text:span text:style-name="T43_8">character</text:span></text:p>
      <text:p text:style-name="P44"><text:span text:style-name="T44_1"><text:s text:c="8"/></text:span><text:span text:style-name="T44_2">bCollidedX</text:span><text:span text:style-name="T44_3"><text:s/>=<text:s/></text:span><text:span text:style-name="T44_4">getTileID</text:span><text:span text:style-name="T44_5">(</text:span><text:span text:style-name="T44_6">fCharacterX</text:span><text:span text:style-name="T44_7">,<text:s/></text:span><text:span text:style-name="T44_8">fCharacterY</text:span><text:span text:style-name="T44_9">,<text:s/></text:span><text:span text:style-name="T44_10">nCharacterWidth</text:span><text:span text:style-name="T44_11">,<text:s/>"</text:span><text:span text:style-name="T44_12">Block</text:span><text:span text:style-name="T44_13">");//</text:span><text:span text:style-name="T44_14">Did</text:span><text:span text:style-name="T44_15"><text:s/></text:span><text:span text:style-name="T44_16">it</text:span><text:span text:style-name="T44_17"><text:s/></text:span><text:span text:style-name="T44_18">touched</text:span><text:span text:style-name="T44_19"><text:s/></text:span><text:span text:style-name="T44_20">a</text:span><text:span text:style-name="T44_21"><text:s/></text:span><text:span text:style-name="T44_22">tile</text:span><text:span text:style-name="T44_23"><text:s/></text:span><text:span text:style-name="T44_24">with</text:span><text:span text:style-name="T44_25"><text:s/></text:span><text:span text:style-name="T44_26">the</text:span><text:span text:style-name="T44_27"><text:s/></text:span><text:span text:style-name="T44_28">block</text:span><text:span text:style-name="T44_29"><text:s/></text:span><text:span text:style-name="T44_30">ID</text:span></text:p>
      <text:p text:style-name="P45"/>
      <text:p text:style-name="P46"><text:span text:style-name="T46_1"><text:s text:c="8"/></text:span><text:span text:style-name="T46_2">if</text:span><text:span text:style-name="T46_3"><text:s/>(</text:span><text:span text:style-name="T46_4">bCollidedX</text:span><text:span text:style-name="T46_5">)<text:s/>{//</text:span><text:span text:style-name="T46_6">If</text:span><text:span text:style-name="T46_7"><text:s/></text:span><text:span text:style-name="T46_8">it</text:span><text:span text:style-name="T46_9"><text:s/></text:span><text:span text:style-name="T46_10">touched</text:span><text:span text:style-name="T46_11"><text:s/></text:span><text:span text:style-name="T46_12">a</text:span><text:span text:style-name="T46_13"><text:s/></text:span><text:span text:style-name="T46_14">tile</text:span><text:span text:style-name="T46_15"><text:s/></text:span><text:span text:style-name="T46_16">with</text:span><text:span text:style-name="T46_17"><text:s/></text:span><text:span text:style-name="T46_18">the</text:span><text:span text:style-name="T46_19"><text:s/></text:span><text:span text:style-name="T46_20">block</text:span><text:span text:style-name="T46_21"><text:s/></text:span><text:span text:style-name="T46_22">ID</text:span><text:span text:style-name="T46_23"><text:s/></text:span><text:span text:style-name="T46_24">reset</text:span><text:span text:style-name="T46_25"><text:s/></text:span><text:span text:style-name="T46_26">the</text:span><text:span text:style-name="T46_27"><text:s/></text:span><text:span text:style-name="T46_28">position</text:span></text:p>
      <text:p text:style-name="P47"><text:span text:style-name="T47_1"><text:s text:c="12"/></text:span><text:span text:style-name="T47_2">fCharacterX</text:span><text:span text:style-name="T47_3"><text:s/>=<text:s/></text:span><text:span text:style-name="T47_4">fOldX</text:span><text:span text:style-name="T47_5">;</text:span></text:p>
      <text:p text:style-name="P48"><text:span text:style-name="T48_1"><text:s text:c="8"/>}</text:span></text:p>
      <text:p text:style-name="P49"/>
      <text:p text:style-name="P50"><text:span text:style-name="T50_1"><text:s text:c="8"/></text:span><text:span text:style-name="T50_2">fCharacterY</text:span><text:span text:style-name="T50_3"><text:s/>+=<text:s/></text:span><text:span text:style-name="T50_4">fCharacterVelocityY</text:span><text:span text:style-name="T50_5">;//</text:span><text:span text:style-name="T50_6">This</text:span><text:span text:style-name="T50_7"><text:s/></text:span><text:span text:style-name="T50_8">is</text:span><text:span text:style-name="T50_9"><text:s/></text:span><text:span text:style-name="T50_10">the</text:span><text:span text:style-name="T50_11"><text:s/></text:span><text:span text:style-name="T50_12">same</text:span><text:span text:style-name="T50_13"><text:s/></text:span><text:span text:style-name="T50_14">as</text:span><text:span text:style-name="T50_15"><text:s/></text:span><text:span text:style-name="T50_16">the</text:span><text:span text:style-name="T50_17"><text:s/></text:span><text:span text:style-name="T50_18">previous</text:span><text:span text:style-name="T50_19"><text:s/></text:span><text:span text:style-name="T50_20">bit</text:span><text:span text:style-name="T50_21"><text:s/></text:span><text:span text:style-name="T50_22">but</text:span><text:span text:style-name="T50_23"><text:s/></text:span><text:span text:style-name="T50_24">for</text:span><text:span text:style-name="T50_25"><text:s/></text:span><text:span text:style-name="T50_26">the</text:span><text:span text:style-name="T50_27"><text:s/></text:span><text:span text:style-name="T50_28">Y</text:span><text:span text:style-name="T50_29"><text:s/></text:span><text:span text:style-name="T50_30">direction</text:span></text:p>
      <text:p text:style-name="P51"><text:span text:style-name="T51_1"><text:s text:c="8"/></text:span><text:span text:style-name="T51_2">bCollidedY</text:span><text:span text:style-name="T51_3"><text:s/>=<text:s/></text:span><text:span text:style-name="T51_4">getTileID</text:span><text:span text:style-name="T51_5">(</text:span><text:span text:style-name="T51_6">fCharacterX</text:span><text:span text:style-name="T51_7">,<text:s/></text:span><text:span text:style-name="T51_8">fCharacterY</text:span><text:span text:style-name="T51_9">,<text:s/></text:span><text:span text:style-name="T51_10">nCharacterWidth</text:span><text:span text:style-name="T51_11">,<text:s/>"</text:span><text:span text:style-name="T51_12">Block</text:span><text:span text:style-name="T51_13">");</text:span></text:p>
      <text:p text:style-name="P52"/>
      <text:p text:style-name="P53"><text:span text:style-name="T53_1"><text:s text:c="8"/></text:span><text:span text:style-name="T53_2">if</text:span><text:span text:style-name="T53_3"><text:s/>(</text:span><text:span text:style-name="T53_4">bCollidedY</text:span><text:span text:style-name="T53_5">)<text:s/>{</text:span></text:p>
      <text:p text:style-name="P54"><text:span text:style-name="T54_1"><text:s text:c="12"/></text:span><text:span text:style-name="T54_2">fCharacterY</text:span><text:span text:style-name="T54_3"><text:s/>=<text:s/></text:span><text:span text:style-name="T54_4">fOldY</text:span><text:span text:style-name="T54_5">;</text:span></text:p>
      <text:p text:style-name="P55"><text:span text:style-name="T55_1"><text:s text:c="8"/>}</text:span></text:p>
      <text:p text:style-name="P56"><text:span text:style-name="T56_1">_________________________________________________________________________________________</text:span></text:p>
      <text:p text:style-name="P57"/>
      <text:p text:style-name="P58"><text:span text:style-name="T58_1">This</text:span><text:span text:style-name="T58_2"><text:s/></text:span><text:span text:style-name="T58_3">is</text:span><text:span text:style-name="T58_4"><text:s/></text:span><text:span text:style-name="T58_5">the</text:span><text:span text:style-name="T58_6"><text:s/></text:span><text:span text:style-name="T58_7">getTileID</text:span><text:span text:style-name="T58_8"><text:s/></text:span><text:span text:style-name="T58_9">method</text:span><text:span text:style-name="T58_10"><text:s/></text:span></text:p>
      <text:p text:style-name="P59"><text:span text:style-name="T59_1">_________________________________________________________________________________________</text:span></text:p>
      <text:p text:style-name="P60"><text:span text:style-name="T60_1">public</text:span><text:span text:style-name="T60_2"><text:s/></text:span><text:span text:style-name="T60_3">boolean</text:span><text:span text:style-name="T60_4"><text:s/></text:span><text:span text:style-name="T60_5">getTileID</text:span><text:span text:style-name="T60_6">(</text:span><text:span text:style-name="T60_7">float</text:span><text:span text:style-name="T60_8"><text:s/></text:span><text:span text:style-name="T60_9">fX</text:span><text:span text:style-name="T60_10">,<text:s/></text:span><text:span text:style-name="T60_11">float</text:span><text:span text:style-name="T60_12"><text:s/></text:span><text:span text:style-name="T60_13">fY</text:span><text:span text:style-name="T60_14">,<text:s/></text:span><text:span text:style-name="T60_15">int</text:span><text:span text:style-name="T60_16"><text:s/></text:span><text:span text:style-name="T60_17">nWidth</text:span><text:span text:style-name="T60_18">,<text:s/></text:span><text:span text:style-name="T60_19">String</text:span><text:span text:style-name="T60_20"><text:s/></text:span><text:span text:style-name="T60_21">sID</text:span><text:span text:style-name="T60_22">)<text:s/>{</text:span><text:span text:style-name="T60_23">//<text:s/></text:span><text:span text:style-name="T60_24">this</text:span><text:span text:style-name="T60_25"><text:s/></text:span><text:span text:style-name="T60_26">is</text:span><text:span text:style-name="T60_27"><text:s/></text:span><text:span text:style-name="T60_28">slightly</text:span><text:span text:style-name="T60_29"><text:s/></text:span><text:span text:style-name="T60_30">complicated</text:span><text:span text:style-name="T60_31"><text:s/></text:span><text:span text:style-name="T60_32">but</text:span><text:span text:style-name="T60_33"><text:s/></text:span><text:span text:style-name="T60_34">its</text:span><text:span text:style-name="T60_35"><text:s/></text:span><text:span text:style-name="T60_36">basically</text:span><text:span text:style-name="T60_37"><text:s/></text:span><text:span text:style-name="T60_38">grabbing</text:span><text:span text:style-name="T60_39"><text:s/></text:span><text:span text:style-name="T60_40">the</text:span><text:span text:style-name="T60_41"><text:s/></text:span><text:span text:style-name="T60_42">tile</text:span><text:span text:style-name="T60_43"><text:s/></text:span><text:span text:style-name="T60_44">that</text:span><text:span text:style-name="T60_45"><text:s/></text:span><text:span text:style-name="T60_46">the</text:span><text:span text:style-name="T60_47"><text:s/></text:span><text:span text:style-name="T60_48">character</text:span><text:span text:style-name="T60_49"><text:s/></text:span><text:span text:style-name="T60_50">is</text:span><text:span text:style-name="T60_51"><text:s/></text:span><text:span text:style-name="T60_52">standing</text:span><text:span text:style-name="T60_53"><text:s/></text:span><text:span text:style-name="T60_54">on</text:span><text:span text:style-name="T60_55"><text:s/></text:span><text:span text:style-name="T60_56">and</text:span><text:span text:style-name="T60_57"><text:s/></text:span><text:span text:style-name="T60_58">getting</text:span><text:span text:style-name="T60_59"><text:s/></text:span><text:span text:style-name="T60_60">the</text:span><text:span text:style-name="T60_61"><text:s/></text:span><text:span text:style-name="T60_62">ID</text:span></text:p>
      <text:p text:style-name="P61"><text:span text:style-name="T61_1"><text:s text:c="8"/></text:span><text:span text:style-name="T61_2">boolean</text:span><text:span text:style-name="T61_3"><text:s/></text:span><text:span text:style-name="T61_4">bCollided</text:span><text:span text:style-name="T61_5"><text:s/>=<text:s/></text:span><text:span text:style-name="T61_6">false</text:span><text:span text:style-name="T61_7">;</text:span></text:p>
      <text:p text:style-name="P62"><text:span text:style-name="T62_1"><text:s text:c="8"/></text:span><text:span text:style-name="T62_2">for</text:span><text:span text:style-name="T62_3"><text:s/>(</text:span><text:span text:style-name="T62_4">nLayerCount</text:span><text:span text:style-name="T62_5"><text:s/>=<text:s/>0;<text:s/></text:span><text:span text:style-name="T62_6">nLayerCount</text:span><text:span text:style-name="T62_7"><text:s/>&lt;</text:span><text:span text:style-name="T62_8">armMaps</text:span><text:span text:style-name="T62_9">[</text:span><text:span text:style-name="T62_10">nCurrentMap</text:span><text:span text:style-name="T62_11">].</text:span><text:span text:style-name="T62_12">tiledMap</text:span><text:span text:style-name="T62_13">.</text:span><text:span text:style-name="T62_14">getLayers</text:span><text:span text:style-name="T62_15">().</text:span><text:span text:style-name="T62_16">getCount</text:span><text:span text:style-name="T62_17">()-1;<text:s/></text:span><text:span text:style-name="T62_18">nLayerCount</text:span><text:span text:style-name="T62_19">++)<text:s/>{</text:span></text:p>
      <text:p text:style-name="P63"/>
      <text:p text:style-name="P64"><text:span text:style-name="T64_1"><text:s text:c="12"/></text:span><text:span text:style-name="T64_2">bCollided</text:span><text:span text:style-name="T64_3"><text:s/>=<text:s/></text:span><text:span text:style-name="T64_4">armMaps</text:span><text:span text:style-name="T64_5">[</text:span><text:span text:style-name="T64_6">nCurrentMap</text:span><text:span text:style-name="T64_7">].</text:span><text:span text:style-name="T64_8">arclCollisionLayer</text:span><text:span text:style-name="T64_9">[</text:span><text:span text:style-name="T64_10">nLayerCount</text:span><text:span text:style-name="T64_11">].</text:span><text:span text:style-name="T64_12">getCell</text:span><text:span text:style-name="T64_13">((</text:span><text:span text:style-name="T64_14">int</text:span><text:span text:style-name="T64_15">)<text:s/>((</text:span><text:span text:style-name="T64_16">fX</text:span><text:span text:style-name="T64_17"><text:s/>+<text:s/></text:span><text:span text:style-name="T64_18">nWidth</text:span><text:span text:style-name="T64_19"><text:s/>/<text:s/>4)<text:s/>/<text:s/></text:span><text:span text:style-name="T64_20">tileWidth</text:span><text:span text:style-name="T64_21">),<text:s/>(</text:span><text:span text:style-name="T64_22">int</text:span><text:span text:style-name="T64_23">)<text:s/>(</text:span><text:span text:style-name="T64_24">fY</text:span><text:span text:style-name="T64_25"><text:s/>/<text:s/></text:span><text:span text:style-name="T64_26">tileHeight</text:span><text:span text:style-name="T64_27">))</text:span></text:p>
      <text:p text:style-name="P65"><text:span text:style-name="T65_1"><text:s text:c="20"/>.</text:span><text:span text:style-name="T65_2">getTile</text:span><text:span text:style-name="T65_3">().</text:span><text:span text:style-name="T65_4">getProperties</text:span><text:span text:style-name="T65_5">().</text:span><text:span text:style-name="T65_6">containsKey</text:span><text:span text:style-name="T65_7">(</text:span><text:span text:style-name="T65_8">sID</text:span><text:span text:style-name="T65_9">);</text:span></text:p>
      <text:p text:style-name="P66"/>
      <text:p text:style-name="P67"><text:span text:style-name="T67_1"><text:s text:c="12"/></text:span><text:span text:style-name="T67_2">bCollided</text:span><text:span text:style-name="T67_3"><text:s/>|=<text:s/></text:span><text:span text:style-name="T67_4">armMaps</text:span><text:span text:style-name="T67_5">[</text:span><text:span text:style-name="T67_6">nCurrentMap</text:span><text:span text:style-name="T67_7">].</text:span><text:span text:style-name="T67_8">arclCollisionLayer</text:span><text:span text:style-name="T67_9">[</text:span><text:span text:style-name="T67_10">nLayerCount</text:span><text:span text:style-name="T67_11">].</text:span><text:span text:style-name="T67_12">getCell</text:span><text:span text:style-name="T67_13">((</text:span><text:span text:style-name="T67_14">int</text:span><text:span text:style-name="T67_15">)<text:s/>((</text:span><text:span text:style-name="T67_16">fX</text:span><text:span text:style-name="T67_17"><text:s/>+<text:s/>3<text:s/>*<text:s/></text:span><text:span text:style-name="T67_18">nWidth</text:span><text:span text:style-name="T67_19"><text:s/>/<text:s/>4)<text:s/>/<text:s/></text:span><text:span text:style-name="T67_20">tileWidth</text:span><text:span text:style-name="T67_21">),<text:s/>(</text:span><text:span text:style-name="T67_22">int</text:span><text:span text:style-name="T67_23">)<text:s/>(</text:span><text:span text:style-name="T67_24">fY</text:span><text:span text:style-name="T67_25"><text:s/>/<text:s/></text:span><text:span text:style-name="T67_26">tileHeight</text:span><text:span text:style-name="T67_27">))</text:span></text:p>
      <text:p text:style-name="P68"><text:span text:style-name="T68_1"><text:s text:c="20"/>.</text:span><text:span text:style-name="T68_2">getTile</text:span><text:span text:style-name="T68_3">().</text:span><text:span text:style-name="T68_4">getProperties</text:span><text:span text:style-name="T68_5">().</text:span><text:span text:style-name="T68_6">containsKey</text:span><text:span text:style-name="T68_7">(</text:span><text:span text:style-name="T68_8">sID</text:span><text:span text:style-name="T68_9">);</text:span></text:p>
      <text:p text:style-name="P69"/>
      <text:p text:style-name="P70"><text:span text:style-name="T70_1"><text:s text:c="12"/></text:span><text:span text:style-name="T70_2">bCollided</text:span><text:span text:style-name="T70_3"><text:s/>|=<text:s/></text:span><text:span text:style-name="T70_4">armMaps</text:span><text:span text:style-name="T70_5">[</text:span><text:span text:style-name="T70_6">nCurrentMap</text:span><text:span text:style-name="T70_7">].</text:span><text:span text:style-name="T70_8">arclCollisionLayer</text:span><text:span text:style-name="T70_9">[</text:span><text:span text:style-name="T70_10">nLayerCount</text:span><text:span text:style-name="T70_11">].</text:span><text:span text:style-name="T70_12">getCell</text:span><text:span text:style-name="T70_13">((</text:span><text:span text:style-name="T70_14">int</text:span><text:span text:style-name="T70_15">)<text:s/>((</text:span><text:span text:style-name="T70_16">fX</text:span><text:span text:style-name="T70_17"><text:s/>+<text:s/></text:span><text:span text:style-name="T70_18">nWidth</text:span><text:span text:style-name="T70_19"><text:s/>/<text:s/>2)<text:s/>/<text:s/></text:span><text:span text:style-name="T70_20">tileWidth</text:span><text:span text:style-name="T70_21">),<text:s/>(</text:span><text:span text:style-name="T70_22">int</text:span><text:span text:style-name="T70_23">)<text:s/>(</text:span><text:span text:style-name="T70_24">fY</text:span><text:span text:style-name="T70_25"><text:s/>/<text:s/></text:span><text:span text:style-name="T70_26">tileHeight</text:span><text:span text:style-name="T70_27">))</text:span></text:p>
      <text:p text:style-name="P71"><text:span text:style-name="T71_1"><text:s text:c="20"/>.</text:span><text:span text:style-name="T71_2">getTile</text:span><text:span text:style-name="T71_3">().</text:span><text:span text:style-name="T71_4">getProperties</text:span><text:span text:style-name="T71_5">().</text:span><text:span text:style-name="T71_6">containsKey</text:span><text:span text:style-name="T71_7">(</text:span><text:span text:style-name="T71_8">sID</text:span><text:span text:style-name="T71_9">);</text:span></text:p>
      <text:p text:style-name="P72"><text:span text:style-name="T72_1"><text:s text:c="8"/>}</text:span></text:p>
      <text:p text:style-name="P73"><text:span text:style-name="T73_1"><text:s text:c="8"/></text:span><text:span text:style-name="T73_2">return</text:span><text:span text:style-name="T73_3"><text:s/></text:span><text:span text:style-name="T73_4">bCollided</text:span><text:span text:style-name="T73_5">;</text:span></text:p>
      <text:p text:style-name="P74"><text:span text:style-name="T74_1"><text:s text:c="4"/>}</text:span></text:p>
      <text:p text:style-name="P75"><text:span text:style-name="T75_1">_________________________________________________________________________________________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<text:span text:style-name="T87_1">Major</text:span><text:span text:style-name="T87_2"><text:s/></text:span><text:span text:style-name="T87_3">Challenges</text:span><text:span text:style-name="T87_4">/</text:span><text:span text:style-name="T87_5">setbacks</text:span><text:span text:style-name="T87_6">(<text:s/></text:span><text:span text:style-name="T87_7">reference</text:span><text:span text:style-name="T87_8"><text:s/></text:span><text:span text:style-name="T87_9">specific</text:span><text:span text:style-name="T87_10"><text:s/></text:span><text:span text:style-name="T87_11">code</text:span><text:span text:style-name="T87_12"><text:s/></text:span><text:span text:style-name="T87_13">please</text:span><text:span text:style-name="T87_14">):</text:span></text:p>
      <text:p text:style-name="P88"><text:span text:style-name="T88_1"><text:s/></text:span></text:p>
      <text:p text:style-name="P89"><text:span text:style-name="T89_1">The</text:span><text:span text:style-name="T89_2"><text:s/></text:span><text:span text:style-name="T89_3">biggest</text:span><text:span text:style-name="T89_4"><text:s/></text:span><text:span text:style-name="T89_5">challenge</text:span><text:span text:style-name="T89_6"><text:s/></text:span><text:span text:style-name="T89_7">was</text:span><text:span text:style-name="T89_8"><text:s/></text:span><text:span text:style-name="T89_9">getting</text:span><text:span text:style-name="T89_10"><text:s/></text:span><text:span text:style-name="T89_11">the</text:span><text:span text:style-name="T89_12"><text:s/></text:span><text:span text:style-name="T89_13">maps</text:span><text:span text:style-name="T89_14"><text:s/></text:span><text:span text:style-name="T89_15">to</text:span><text:span text:style-name="T89_16"><text:s/></text:span><text:span text:style-name="T89_17">change</text:span><text:span text:style-name="T89_18"><text:s/></text:span><text:span text:style-name="T89_19">when</text:span><text:span text:style-name="T89_20"><text:s/></text:span><text:span text:style-name="T89_21">the</text:span><text:span text:style-name="T89_22"><text:s/></text:span><text:span text:style-name="T89_23">character</text:span><text:span text:style-name="T89_24"><text:s/></text:span><text:span text:style-name="T89_25">is</text:span><text:span text:style-name="T89_26"><text:s/></text:span><text:span text:style-name="T89_27">on</text:span><text:span text:style-name="T89_28"><text:s/></text:span><text:span text:style-name="T89_29">a</text:span><text:span text:style-name="T89_30"><text:s/></text:span><text:span text:style-name="T89_31">door</text:span><text:span text:style-name="T89_32">.<text:s/></text:span><text:span text:style-name="T89_33">At</text:span><text:span text:style-name="T89_34"><text:s/></text:span><text:span text:style-name="T89_35">first</text:span><text:span text:style-name="T89_36"><text:s/></text:span><text:span text:style-name="T89_37">I</text:span><text:span text:style-name="T89_38"><text:s/></text:span><text:span text:style-name="T89_39">was</text:span><text:span text:style-name="T89_40"><text:s/></text:span><text:span text:style-name="T89_41">populating</text:span><text:span text:style-name="T89_42"><text:s/></text:span><text:span text:style-name="T89_43">an</text:span><text:span text:style-name="T89_44"><text:s/></text:span><text:span text:style-name="T89_45">array</text:span><text:span text:style-name="T89_46"><text:s/></text:span><text:span text:style-name="T89_47">of</text:span><text:span text:style-name="T89_48"><text:s/></text:span><text:span text:style-name="T89_49">maps</text:span><text:span text:style-name="T89_50"><text:s/></text:span><text:span text:style-name="T89_51">but</text:span><text:span text:style-name="T89_52"><text:s/></text:span><text:span text:style-name="T89_53">I</text:span><text:span text:style-name="T89_54"><text:s/></text:span><text:span text:style-name="T89_55">forgot</text:span><text:span text:style-name="T89_56"><text:s/></text:span><text:span text:style-name="T89_57">to</text:span><text:span text:style-name="T89_58"><text:s/></text:span><text:span text:style-name="T89_59">call</text:span><text:span text:style-name="T89_60"><text:s/></text:span><text:span text:style-name="T89_61">the</text:span><text:span text:style-name="T89_62"><text:s/></text:span><text:span text:style-name="T89_63">create</text:span><text:span text:style-name="T89_64"><text:s/></text:span><text:span text:style-name="T89_65">method</text:span><text:span text:style-name="T89_66"><text:s/></text:span><text:span text:style-name="T89_67">for</text:span><text:span text:style-name="T89_68"><text:s/></text:span><text:span text:style-name="T89_69">all</text:span><text:span text:style-name="T89_70"><text:s/></text:span><text:span text:style-name="T89_71">of</text:span><text:span text:style-name="T89_72"><text:s/></text:span><text:span text:style-name="T89_73">them</text:span><text:span text:style-name="T89_74">.<text:s/></text:span><text:span text:style-name="T89_75">Then</text:span><text:span text:style-name="T89_76"><text:s/></text:span><text:span text:style-name="T89_77">once</text:span><text:span text:style-name="T89_78"><text:s/></text:span><text:span text:style-name="T89_79">I</text:span><text:span text:style-name="T89_80"><text:s/></text:span><text:span text:style-name="T89_81">fixed</text:span><text:span text:style-name="T89_82"><text:s/></text:span><text:span text:style-name="T89_83">that</text:span><text:span text:style-name="T89_84"><text:s/></text:span><text:span text:style-name="T89_85">for</text:span><text:span text:style-name="T89_86"><text:s/></text:span><text:span text:style-name="T89_87">some</text:span><text:span text:style-name="T89_88"><text:s/></text:span><text:span text:style-name="T89_89">reason</text:span><text:span text:style-name="T89_90"><text:s/></text:span><text:span text:style-name="T89_91">it</text:span><text:span text:style-name="T89_92"><text:s/></text:span><text:span text:style-name="T89_93">was</text:span><text:span text:style-name="T89_94"><text:s/></text:span><text:span text:style-name="T89_95">complaining</text:span><text:span text:style-name="T89_96"><text:s/></text:span><text:span text:style-name="T89_97">about</text:span><text:span text:style-name="T89_98"><text:s/></text:span><text:span text:style-name="T89_99">null</text:span><text:span text:style-name="T89_100"><text:s/></text:span><text:span text:style-name="T89_101">objects</text:span><text:span text:style-name="T89_102"><text:s/></text:span><text:span text:style-name="T89_103">when</text:span><text:span text:style-name="T89_104"><text:s/></text:span><text:span text:style-name="T89_105">trying</text:span><text:span text:style-name="T89_106"><text:s/></text:span><text:span text:style-name="T89_107">to</text:span><text:span text:style-name="T89_108"><text:s/></text:span><text:span text:style-name="T89_109">get</text:span><text:span text:style-name="T89_110"><text:s/></text:span><text:span text:style-name="T89_111">tile</text:span><text:span text:style-name="T89_112"><text:s/></text:span><text:span text:style-name="T89_113">Layers</text:span><text:span text:style-name="T89_114"><text:s/></text:span><text:span text:style-name="T89_115">from</text:span><text:span text:style-name="T89_116"><text:s/></text:span><text:span text:style-name="T89_117">the</text:span><text:span text:style-name="T89_118"><text:s/></text:span><text:span text:style-name="T89_119">map</text:span><text:span text:style-name="T89_120"><text:s/></text:span><text:span text:style-name="T89_121">and</text:span><text:span text:style-name="T89_122"><text:s/></text:span><text:span text:style-name="T89_123">honestly</text:span><text:span text:style-name="T89_124"><text:s/></text:span><text:span text:style-name="T89_125">i</text:span><text:span text:style-name="T89_126">'</text:span><text:span text:style-name="T89_127">m</text:span><text:span text:style-name="T89_128"><text:s/></text:span><text:span text:style-name="T89_129">not</text:span><text:span text:style-name="T89_130"><text:s/></text:span><text:span text:style-name="T89_131">sure</text:span><text:span text:style-name="T89_132"><text:s/></text:span><text:span text:style-name="T89_133">why</text:span><text:span text:style-name="T89_134"><text:s/></text:span><text:span text:style-name="T89_135">but</text:span><text:span text:style-name="T89_136"><text:s/></text:span><text:span text:style-name="T89_137">I</text:span><text:span text:style-name="T89_138"><text:s/></text:span><text:span text:style-name="T89_139">added</text:span><text:span text:style-name="T89_140"><text:s/></text:span><text:span text:style-name="T89_141">tile</text:span><text:span text:style-name="T89_142"><text:s/></text:span><text:span text:style-name="T89_143">IDs</text:span><text:span text:style-name="T89_144"><text:s/></text:span><text:span text:style-name="T89_145">to</text:span><text:span text:style-name="T89_146"><text:s/></text:span><text:span text:style-name="T89_147">the</text:span><text:span text:style-name="T89_148"><text:s/></text:span><text:span text:style-name="T89_149">walkable</text:span><text:span text:style-name="T89_150"><text:s/></text:span><text:span text:style-name="T89_151">tiles</text:span><text:span text:style-name="T89_152"><text:s/></text:span><text:span text:style-name="T89_153">and</text:span><text:span text:style-name="T89_154"><text:s/></text:span><text:span text:style-name="T89_155">used</text:span><text:span text:style-name="T89_156"><text:s/></text:span><text:span text:style-name="T89_157">that</text:span><text:span text:style-name="T89_158"><text:s/></text:span><text:span text:style-name="T89_159">instead</text:span><text:span text:style-name="T89_160"><text:s/></text:span><text:span text:style-name="T89_161">of</text:span><text:span text:style-name="T89_162"><text:s/></text:span><text:span text:style-name="T89_163">checking</text:span><text:span text:style-name="T89_164"><text:s/></text:span><text:span text:style-name="T89_165">if</text:span><text:span text:style-name="T89_166"><text:s/></text:span><text:span text:style-name="T89_167">it</text:span><text:span text:style-name="T89_168"><text:s/></text:span><text:span text:style-name="T89_169">didn</text:span><text:span text:style-name="T89_170">'</text:span><text:span text:style-name="T89_171">t</text:span><text:span text:style-name="T89_172"><text:s/></text:span><text:span text:style-name="T89_173">have</text:span><text:span text:style-name="T89_174"><text:s/></text:span><text:span text:style-name="T89_175">the</text:span><text:span text:style-name="T89_176"><text:s/></text:span><text:span text:style-name="T89_177">map</text:span><text:span text:style-name="T89_178"><text:s/></text:span><text:span text:style-name="T89_179">change</text:span><text:span text:style-name="T89_180"><text:s/></text:span><text:span text:style-name="T89_181">ID</text:span></text:p>
      <text:p text:style-name="P90"/>
      <text:p text:style-name="P91"/>
      <text:p text:style-name="P92"><text:span text:style-name="T92_1">The</text:span><text:span text:style-name="T92_2"><text:s/></text:span><text:span text:style-name="T92_3">stars</text:span><text:span text:style-name="T92_4"><text:s/></text:span><text:span text:style-name="T92_5">are</text:span><text:span text:style-name="T92_6"><text:s/></text:span><text:span text:style-name="T92_7">where</text:span><text:span text:style-name="T92_8"><text:s/></text:span><text:span text:style-name="T92_9">it</text:span><text:span text:style-name="T92_10"><text:s/></text:span><text:span text:style-name="T92_11">was</text:span><text:span text:style-name="T92_12"><text:s/></text:span><text:span text:style-name="T92_13">complining</text:span><text:span text:style-name="T92_14"><text:s/></text:span><text:span text:style-name="T92_15">when</text:span><text:span text:style-name="T92_16"><text:s/></text:span><text:span text:style-name="T92_17">I</text:span><text:span text:style-name="T92_18"><text:s/></text:span><text:span text:style-name="T92_19">was</text:span><text:span text:style-name="T92_20"><text:s/></text:span><text:span text:style-name="T92_21">checking</text:span><text:span text:style-name="T92_22"><text:s/></text:span><text:span text:style-name="T92_23">against</text:span><text:span text:style-name="T92_24"><text:s/>“</text:span><text:span text:style-name="T92_25">Not</text:span><text:span text:style-name="T92_26"><text:s/></text:span><text:span text:style-name="T92_27">Door</text:span><text:span text:style-name="T92_28"><text:s/></text:span><text:span text:style-name="T92_29">tile</text:span><text:span text:style-name="T92_30">”<text:s/></text:span><text:span text:style-name="T92_31">so</text:span><text:span text:style-name="T92_32"><text:s/></text:span><text:span text:style-name="T92_33">i</text:span><text:span text:style-name="T92_34"><text:s/></text:span><text:span text:style-name="T92_35">just</text:span><text:span text:style-name="T92_36"><text:s/></text:span><text:span text:style-name="T92_37">checked</text:span><text:span text:style-name="T92_38"><text:s/></text:span><text:span text:style-name="T92_39">against</text:span><text:span text:style-name="T92_40"><text:s/></text:span><text:span text:style-name="T92_41">a</text:span><text:span text:style-name="T92_42"><text:s/></text:span><text:span text:style-name="T92_43">walkable</text:span><text:span text:style-name="T92_44"><text:s/></text:span><text:span text:style-name="T92_45">tile</text:span><text:span text:style-name="T92_46"><text:s/></text:span></text:p>
      <text:p text:style-name="P93"><text:span text:style-name="T93_1">________________________________________________________________________</text:span></text:p>
      <text:p text:style-name="P94"><text:span text:style-name="T94_1"><text:s/></text:span><text:span text:style-name="T94_2">public</text:span><text:span text:style-name="T94_3"><text:s/></text:span><text:span text:style-name="T94_4">boolean</text:span><text:span text:style-name="T94_5"><text:s/></text:span><text:span text:style-name="T94_6">getTileID</text:span><text:span text:style-name="T94_7">(</text:span><text:span text:style-name="T94_8">float</text:span><text:span text:style-name="T94_9"><text:s/></text:span><text:span text:style-name="T94_10">fX</text:span><text:span text:style-name="T94_11">,<text:s/></text:span><text:span text:style-name="T94_12">float</text:span><text:span text:style-name="T94_13"><text:s/></text:span><text:span text:style-name="T94_14">fY</text:span><text:span text:style-name="T94_15">,<text:s/></text:span><text:span text:style-name="T94_16">int</text:span><text:span text:style-name="T94_17"><text:s/></text:span><text:span text:style-name="T94_18">nWidth</text:span><text:span text:style-name="T94_19">,<text:s/></text:span><text:span text:style-name="T94_20">String</text:span><text:span text:style-name="T94_21"><text:s/></text:span><text:span text:style-name="T94_22">sID</text:span><text:span text:style-name="T94_23">)<text:s/>{//<text:s/></text:span><text:span text:style-name="T94_24">this</text:span><text:span text:style-name="T94_25"><text:s/></text:span><text:span text:style-name="T94_26">is</text:span><text:span text:style-name="T94_27"><text:s/></text:span><text:span text:style-name="T94_28">slightly</text:span><text:span text:style-name="T94_29"><text:s/></text:span><text:span text:style-name="T94_30">complicated</text:span><text:span text:style-name="T94_31"><text:s/></text:span><text:span text:style-name="T94_32">but</text:span><text:span text:style-name="T94_33"><text:s/></text:span><text:span text:style-name="T94_34">its</text:span><text:span text:style-name="T94_35"><text:s/></text:span><text:span text:style-name="T94_36">basically</text:span><text:span text:style-name="T94_37"><text:s/></text:span><text:span text:style-name="T94_38">grabbing</text:span><text:span text:style-name="T94_39"><text:s/></text:span><text:span text:style-name="T94_40">the</text:span><text:span text:style-name="T94_41"><text:s/></text:span><text:span text:style-name="T94_42">tile</text:span><text:span text:style-name="T94_43"><text:s/></text:span><text:span text:style-name="T94_44">that</text:span><text:span text:style-name="T94_45"><text:s/></text:span><text:span text:style-name="T94_46">the</text:span><text:span text:style-name="T94_47"><text:s/></text:span><text:span text:style-name="T94_48">character</text:span><text:span text:style-name="T94_49"><text:s/></text:span><text:span text:style-name="T94_50">is</text:span><text:span text:style-name="T94_51"><text:s/></text:span><text:span text:style-name="T94_52">standing</text:span><text:span text:style-name="T94_53"><text:s/></text:span><text:span text:style-name="T94_54">on</text:span><text:span text:style-name="T94_55"><text:s/></text:span><text:span text:style-name="T94_56">and</text:span><text:span text:style-name="T94_57"><text:s/></text:span><text:span text:style-name="T94_58">getting</text:span><text:span text:style-name="T94_59"><text:s/></text:span><text:span text:style-name="T94_60">the</text:span><text:span text:style-name="T94_61"><text:s/></text:span><text:span text:style-name="T94_62">ID</text:span></text:p>
      <text:p text:style-name="P95"><text:span text:style-name="T95_1"><text:s text:c="8"/></text:span><text:span text:style-name="T95_2">boolean</text:span><text:span text:style-name="T95_3"><text:s/></text:span><text:span text:style-name="T95_4">bCollided</text:span><text:span text:style-name="T95_5"><text:s/>=<text:s/></text:span><text:span text:style-name="T95_6">false</text:span><text:span text:style-name="T95_7">;</text:span></text:p>
      <text:p text:style-name="P96"><text:span text:style-name="T96_1"><text:s text:c="8"/></text:span><text:span text:style-name="T96_2">for</text:span><text:span text:style-name="T96_3"><text:s/>(</text:span><text:span text:style-name="T96_4">nLayerCount</text:span><text:span text:style-name="T96_5"><text:s/>=<text:s/>0;<text:s/></text:span><text:span text:style-name="T96_6">nLayerCount</text:span><text:span text:style-name="T96_7"><text:s/>&lt;</text:span><text:span text:style-name="T96_8">armMaps</text:span><text:span text:style-name="T96_9">[</text:span><text:span text:style-name="T96_10">nCurrentMap</text:span><text:span text:style-name="T96_11">].</text:span><text:span text:style-name="T96_12">tiledMap</text:span><text:span text:style-name="T96_13">.</text:span><text:span text:style-name="T96_14">getLayers</text:span><text:span text:style-name="T96_15">().</text:span><text:span text:style-name="T96_16">getCount</text:span><text:span text:style-name="T96_17">()-1;<text:s/></text:span><text:span text:style-name="T96_18">nLayerCount</text:span><text:span text:style-name="T96_19">++)<text:s/>{**************************</text:span></text:p>
      <text:p text:style-name="P97"/>
      <text:p text:style-name="P98"><text:span text:style-name="T98_1"><text:s text:c="12"/></text:span><text:span text:style-name="T98_2">bCollided</text:span><text:span text:style-name="T98_3"><text:s/>=<text:s/></text:span><text:span text:style-name="T98_4">armMaps</text:span><text:span text:style-name="T98_5">[</text:span><text:span text:style-name="T98_6">nCurrentMap</text:span><text:span text:style-name="T98_7">].</text:span><text:span text:style-name="T98_8">arclCollisionLayer</text:span><text:span text:style-name="T98_9">[</text:span><text:span text:style-name="T98_10">nLayerCount</text:span><text:span text:style-name="T98_11">].</text:span><text:span text:style-name="T98_12">getCell</text:span><text:span text:style-name="T98_13">((</text:span><text:span text:style-name="T98_14">int</text:span><text:span text:style-name="T98_15">)<text:s/>((</text:span><text:span text:style-name="T98_16">fX</text:span><text:span text:style-name="T98_17"><text:s/>+<text:s/></text:span><text:span text:style-name="T98_18">nWidth</text:span><text:span text:style-name="T98_19"><text:s/>/<text:s/>4)<text:s/>/<text:s/></text:span><text:span text:style-name="T98_20">tileWidth</text:span><text:span text:style-name="T98_21">),<text:s/>(</text:span><text:span text:style-name="T98_22">int</text:span><text:span text:style-name="T98_23">)<text:s/>(</text:span><text:span text:style-name="T98_24">fY</text:span><text:span text:style-name="T98_25"><text:s/>/<text:s/></text:span><text:span text:style-name="T98_26">tileHeight</text:span><text:span text:style-name="T98_27">))</text:span></text:p>
      <text:p text:style-name="P99"><text:span text:style-name="T99_1"><text:s text:c="20"/>.</text:span><text:span text:style-name="T99_2">getTile</text:span><text:span text:style-name="T99_3">().</text:span><text:span text:style-name="T99_4">getProperties</text:span><text:span text:style-name="T99_5">().</text:span><text:span text:style-name="T99_6">containsKey</text:span><text:span text:style-name="T99_7">(</text:span><text:span text:style-name="T99_8">sID</text:span><text:span text:style-name="T99_9">);</text:span></text:p>
      <text:p text:style-name="P100"/>
      <text:p text:style-name="P101"><text:span text:style-name="T101_1"><text:s text:c="12"/></text:span><text:span text:style-name="T101_2">bCollided</text:span><text:span text:style-name="T101_3"><text:s/>|=<text:s/></text:span><text:span text:style-name="T101_4">armMaps</text:span><text:span text:style-name="T101_5">[</text:span><text:span text:style-name="T101_6">nCurrentMap</text:span><text:span text:style-name="T101_7">].</text:span><text:span text:style-name="T101_8">arclCollisionLayer</text:span><text:span text:style-name="T101_9">[</text:span><text:span text:style-name="T101_10">nLayerCount</text:span><text:span text:style-name="T101_11">].</text:span><text:span text:style-name="T101_12">getCell</text:span><text:span text:style-name="T101_13">((</text:span><text:span text:style-name="T101_14">int</text:span><text:span text:style-name="T101_15">)<text:s/>((</text:span><text:span text:style-name="T101_16">fX</text:span><text:span text:style-name="T101_17"><text:s/>+<text:s/>3<text:s/>*<text:s/></text:span><text:span text:style-name="T101_18">nWidth</text:span><text:span text:style-name="T101_19"><text:s/>/<text:s/>4)<text:s/>/<text:s/></text:span><text:span text:style-name="T101_20">tileWidth</text:span><text:span text:style-name="T101_21">),<text:s/>(</text:span><text:span text:style-name="T101_22">int</text:span><text:span text:style-name="T101_23">)<text:s/>(</text:span><text:span text:style-name="T101_24">fY</text:span><text:span text:style-name="T101_25"><text:s/>/<text:s/></text:span><text:span text:style-name="T101_26">tileHeight</text:span><text:span text:style-name="T101_27">))</text:span></text:p>
      <text:p text:style-name="P102"><text:span text:style-name="T102_1"><text:s text:c="20"/>.</text:span><text:span text:style-name="T102_2">getTile</text:span><text:span text:style-name="T102_3">().</text:span><text:span text:style-name="T102_4">getProperties</text:span><text:span text:style-name="T102_5">().</text:span><text:span text:style-name="T102_6">containsKey</text:span><text:span text:style-name="T102_7">(</text:span><text:span text:style-name="T102_8">sID</text:span><text:span text:style-name="T102_9">);</text:span></text:p>
      <text:p text:style-name="P103"/>
      <text:p text:style-name="P104"><text:span text:style-name="T104_1"><text:s text:c="12"/></text:span><text:span text:style-name="T104_2">bCollided</text:span><text:span text:style-name="T104_3"><text:s/>|=<text:s/></text:span><text:span text:style-name="T104_4">armMaps</text:span><text:span text:style-name="T104_5">[</text:span><text:span text:style-name="T104_6">nCurrentMap</text:span><text:span text:style-name="T104_7">].</text:span><text:span text:style-name="T104_8">arclCollisionLayer</text:span><text:span text:style-name="T104_9">[</text:span><text:span text:style-name="T104_10">nLayerCount</text:span><text:span text:style-name="T104_11">].</text:span><text:span text:style-name="T104_12">getCell</text:span><text:span text:style-name="T104_13">((</text:span><text:span text:style-name="T104_14">int</text:span><text:span text:style-name="T104_15">)<text:s/>((</text:span><text:span text:style-name="T104_16">fX</text:span><text:span text:style-name="T104_17"><text:s/>+<text:s/></text:span><text:span text:style-name="T104_18">nWidth</text:span><text:span text:style-name="T104_19"><text:s/>/<text:s/>2)<text:s/>/<text:s/></text:span><text:span text:style-name="T104_20">tileWidth</text:span><text:span text:style-name="T104_21">),<text:s/>(</text:span><text:span text:style-name="T104_22">int</text:span><text:span text:style-name="T104_23">)<text:s/>(</text:span><text:span text:style-name="T104_24">fY</text:span><text:span text:style-name="T104_25"><text:s/>/<text:s/></text:span><text:span text:style-name="T104_26">tileHeight</text:span><text:span text:style-name="T104_27">))</text:span></text:p>
      <text:p text:style-name="P105"><text:span text:style-name="T105_1"><text:s text:c="20"/>.</text:span><text:span text:style-name="T105_2">getTile</text:span><text:span text:style-name="T105_3">().</text:span><text:span text:style-name="T105_4">getProperties</text:span><text:span text:style-name="T105_5">().</text:span><text:span text:style-name="T105_6">containsKey</text:span><text:span text:style-name="T105_7">(</text:span><text:span text:style-name="T105_8">sID</text:span><text:span text:style-name="T105_9">);</text:span></text:p>
      <text:p text:style-name="P106"><text:span text:style-name="T106_1"><text:s text:c="8"/>}</text:span></text:p>
      <text:p text:style-name="P107"><text:span text:style-name="T107_1"><text:s text:c="8"/></text:span><text:span text:style-name="T107_2">return</text:span><text:span text:style-name="T107_3"><text:s/></text:span><text:span text:style-name="T107_4">bCollided</text:span><text:span text:style-name="T107_5">;</text:span></text:p>
      <text:p text:style-name="P108"><text:span text:style-name="T108_1"><text:s text:c="4"/>}</text:span></text:p>
      <text:p text:style-name="P109"><text:span text:style-name="T109_1">________________________________________________________________________</text:span></text:p>
      <text:p text:style-name="P110"/>
      <text:p text:style-name="P111"/>
      <text:p text:style-name="P112"/>
      <text:p text:style-name="P113"><text:span text:style-name="T113_1">Any</text:span><text:span text:style-name="T113_2"><text:s/></text:span><text:span text:style-name="T113_3">modifications</text:span><text:span text:style-name="T113_4"><text:s/></text:span><text:span text:style-name="T113_5">to</text:span><text:span text:style-name="T113_6"><text:s/></text:span><text:span text:style-name="T113_7">your</text:span><text:span text:style-name="T113_8"><text:s/></text:span><text:span text:style-name="T113_9">specifications</text:span><text:span text:style-name="T113_10">/</text:span><text:span text:style-name="T113_11">release</text:span><text:span text:style-name="T113_12"><text:s/></text:span><text:span text:style-name="T113_13">schedule</text:span><text:span text:style-name="T113_14">:</text:span></text:p>
      <text:p text:style-name="P114"/>
      <text:p text:style-name="P115"><text:span text:style-name="T115_1">revised</text:span><text:span text:style-name="T115_2"><text:s/></text:span><text:span text:style-name="T115_3">release</text:span><text:span text:style-name="T115_4"><text:s/></text:span><text:span text:style-name="T115_5">schedule</text:span><text:span text:style-name="T115_6">.</text:span></text:p>
      <text:p text:style-name="P116"/>
      <text:p text:style-name="P117"><text:span text:style-name="T117_1">Gamma</text:span><text:span text:style-name="T117_2"><text:s/></text:span><text:span text:style-name="T117_3">was</text:span><text:span text:style-name="T117_4"><text:s/></text:span><text:span text:style-name="T117_5">change</text:span><text:span text:style-name="T117_6"><text:s/></text:span><text:span text:style-name="T117_7">to</text:span><text:span text:style-name="T117_8"><text:s/></text:span><text:span text:style-name="T117_9">what</text:span><text:span text:style-name="T117_10"><text:s/></text:span><text:span text:style-name="T117_11">it</text:span><text:span text:style-name="T117_12"><text:s/></text:span><text:span text:style-name="T117_13">is</text:span><text:span text:style-name="T117_14"><text:s/></text:span><text:span text:style-name="T117_15">and</text:span><text:span text:style-name="T117_16"><text:s/></text:span><text:span text:style-name="T117_17">the</text:span><text:span text:style-name="T117_18"><text:s/></text:span><text:span text:style-name="T117_19">enemy</text:span><text:span text:style-name="T117_20"><text:s/></text:span><text:span text:style-name="T117_21">adding</text:span><text:span text:style-name="T117_22"><text:s/></text:span><text:span text:style-name="T117_23">was</text:span><text:span text:style-name="T117_24"><text:s/></text:span><text:span text:style-name="T117_25">moved</text:span><text:span text:style-name="T117_26"><text:s/></text:span><text:span text:style-name="T117_27">to</text:span><text:span text:style-name="T117_28"><text:s/></text:span><text:span text:style-name="T117_29">Delta</text:span><text:span text:style-name="T117_30">.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18"><text:span text:style-name="T118_1">Release</text:span><text:span text:style-name="T118_2"><text:s/></text:span><text:span text:style-name="T118_3">Name</text:span></text:p>
          </table:table-cell>
          <table:table-cell table:style-name="Cell2">
            <text:p text:style-name="P119"><text:span text:style-name="T119_1">New</text:span><text:span text:style-name="T119_2"><text:s/></text:span><text:span text:style-name="T119_3">incremental</text:span><text:span text:style-name="T119_4"><text:s/></text:span><text:span text:style-name="T119_5">features</text:span><text:span text:style-name="T119_6"><text:s/></text:span><text:span text:style-name="T119_7">of</text:span><text:span text:style-name="T119_8"><text:s/></text:span><text:span text:style-name="T119_9">this</text:span><text:span text:style-name="T119_10"><text:s/></text:span><text:span text:style-name="T119_11">release</text:span></text:p>
          </table:table-cell>
        </table:table-row>
        <table:table-row table:style-name="Row2">
          <table:table-cell table:style-name="Cell3">
            <text:p text:style-name="P120"><text:span text:style-name="T120_1">Alpha</text:span></text:p>
          </table:table-cell>
          <table:table-cell table:style-name="Cell4">
            <text:p text:style-name="P121"><text:span text:style-name="T121_1">Have</text:span><text:span text:style-name="T121_2"><text:s/></text:span><text:span text:style-name="T121_3">Animated</text:span><text:span text:style-name="T121_4"><text:s/></text:span><text:span text:style-name="T121_5">Character</text:span><text:span text:style-name="T121_6"><text:s/></text:span><text:span text:style-name="T121_7">on</text:span><text:span text:style-name="T121_8"><text:s/></text:span><text:span text:style-name="T121_9">screen</text:span><text:span text:style-name="T121_10"><text:s/></text:span><text:span text:style-name="T121_11">and</text:span><text:span text:style-name="T121_12"><text:s/></text:span><text:span text:style-name="T121_13">Buttons</text:span><text:span text:style-name="T121_14"><text:s/></text:span><text:span text:style-name="T121_15">that</text:span><text:span text:style-name="T121_16"><text:s/></text:span><text:span text:style-name="T121_17">control</text:span><text:span text:style-name="T121_18"><text:s/></text:span><text:span text:style-name="T121_19">the</text:span><text:span text:style-name="T121_20"><text:s/></text:span><text:span text:style-name="T121_21">direction</text:span><text:span text:style-name="T121_22"><text:s/></text:span><text:span text:style-name="T121_23">of</text:span><text:span text:style-name="T121_24"><text:s/></text:span><text:span text:style-name="T121_25">a</text:span><text:span text:style-name="T121_26"><text:s/></text:span><text:span text:style-name="T121_27">walking</text:span><text:span text:style-name="T121_28"><text:s/></text:span><text:span text:style-name="T121_29">animation</text:span></text:p>
          </table:table-cell>
        </table:table-row>
        <table:table-row table:style-name="Row3">
          <table:table-cell table:style-name="Cell5">
            <text:p text:style-name="P122"><text:span text:style-name="T122_1">Beta</text:span></text:p>
          </table:table-cell>
          <table:table-cell table:style-name="Cell6">
            <text:p text:style-name="P123"><text:span text:style-name="T123_1">Get</text:span><text:span text:style-name="T123_2"><text:s/></text:span><text:span text:style-name="T123_3">GitHub</text:span><text:span text:style-name="T123_4"><text:s/></text:span><text:span text:style-name="T123_5">working</text:span><text:span text:style-name="T123_6">,<text:s/></text:span><text:span text:style-name="T123_7">button</text:span><text:span text:style-name="T123_8"><text:s/></text:span><text:span text:style-name="T123_9">release</text:span><text:span text:style-name="T123_10"><text:s/></text:span><text:span text:style-name="T123_11">detection</text:span><text:span text:style-name="T123_12">,<text:s/></text:span><text:span text:style-name="T123_13">and</text:span><text:span text:style-name="T123_14"><text:s/></text:span><text:span text:style-name="T123_15">clean</text:span><text:span text:style-name="T123_16"><text:s/></text:span><text:span text:style-name="T123_17">up</text:span><text:span text:style-name="T123_18"><text:s/></text:span><text:span text:style-name="T123_19">animation</text:span><text:span text:style-name="T123_20"><text:s/></text:span></text:p>
          </table:table-cell>
        </table:table-row>
        <table:table-row table:style-name="Row4">
          <table:table-cell table:style-name="Cell7">
            <text:p text:style-name="P124"><text:span text:style-name="T124_1">Gamma</text:span></text:p>
          </table:table-cell>
          <table:table-cell table:style-name="Cell8">
            <text:p text:style-name="P125"><text:span text:style-name="T125_1">Add</text:span><text:span text:style-name="T125_2"><text:s/></text:span><text:span text:style-name="T125_3">character</text:span><text:span text:style-name="T125_4"><text:s/></text:span><text:span text:style-name="T125_5">movement</text:span><text:span text:style-name="T125_6">,<text:s/></text:span><text:span text:style-name="T125_7">camera</text:span><text:span text:style-name="T125_8"><text:s/></text:span><text:span text:style-name="T125_9">movement</text:span><text:span text:style-name="T125_10">,<text:s/></text:span><text:span text:style-name="T125_11">tilemap</text:span><text:span text:style-name="T125_12">,<text:s/></text:span><text:span text:style-name="T125_13">hit</text:span><text:span text:style-name="T125_14"><text:s/></text:span><text:span text:style-name="T125_15">detection</text:span><text:span text:style-name="T125_16"><text:s/></text:span><text:span text:style-name="T125_17">on</text:span><text:span text:style-name="T125_18"><text:s/></text:span><text:span text:style-name="T125_19">the</text:span><text:span text:style-name="T125_20"><text:s/></text:span><text:span text:style-name="T125_21">map</text:span><text:span text:style-name="T125_22">,<text:s/></text:span><text:span text:style-name="T125_23">and</text:span><text:span text:style-name="T125_24"><text:s/></text:span><text:span text:style-name="T125_25">map</text:span><text:span text:style-name="T125_26"><text:s/></text:span><text:span text:style-name="T125_27">changing</text:span><text:span text:style-name="T125_28"><text:s/></text:span><text:span text:style-name="T125_29">with</text:span><text:span text:style-name="T125_30"><text:s/></text:span><text:span text:style-name="T125_31">doors</text:span><text:span text:style-name="T125_32">.</text:span></text:p>
          </table:table-cell>
        </table:table-row>
        <table:table-row table:style-name="Row5">
          <table:table-cell table:style-name="Cell9">
            <text:p text:style-name="P126"><text:span text:style-name="T126_1">Delta</text:span></text:p>
          </table:table-cell>
          <table:table-cell table:style-name="Cell10">
            <text:p text:style-name="P127"><text:span text:style-name="T127_1">Add</text:span><text:span text:style-name="T127_2"><text:s/></text:span><text:span text:style-name="T127_3">a</text:span><text:span text:style-name="T127_4"><text:s/></text:span><text:span text:style-name="T127_5">bace</text:span><text:span text:style-name="T127_6"><text:s/></text:span><text:span text:style-name="T127_7">enemy</text:span><text:span text:style-name="T127_8"><text:s text:c="2"/></text:span></text:p>
          </table:table-cell>
        </table:table-row>
        <table:table-row table:style-name="Row6">
          <table:table-cell table:style-name="Cell11">
            <text:p text:style-name="P128"><text:span text:style-name="T128_1">Epsilon</text:span></text:p>
          </table:table-cell>
          <table:table-cell table:style-name="Cell12">
            <text:p text:style-name="P129"><text:span text:style-name="T129_1">Make</text:span><text:span text:style-name="T129_2"><text:s/></text:span><text:span text:style-name="T129_3">a</text:span><text:span text:style-name="T129_4"><text:s/>“</text:span><text:span text:style-name="T129_5">Nest</text:span><text:span text:style-name="T129_6">”<text:s/></text:span><text:span text:style-name="T129_7">That</text:span><text:span text:style-name="T129_8"><text:s/></text:span><text:span text:style-name="T129_9">will</text:span><text:span text:style-name="T129_10"><text:s/></text:span><text:span text:style-name="T129_11">spawn</text:span><text:span text:style-name="T129_12"><text:s/></text:span><text:span text:style-name="T129_13">The</text:span><text:span text:style-name="T129_14"><text:s/></text:span><text:span text:style-name="T129_15">enemies</text:span><text:span text:style-name="T129_16"><text:s/></text:span><text:span text:style-name="T129_17">when</text:span><text:span text:style-name="T129_18"><text:s/></text:span><text:span text:style-name="T129_19">the</text:span><text:span text:style-name="T129_20"><text:s/></text:span><text:span text:style-name="T129_21">character</text:span><text:span text:style-name="T129_22"><text:s/></text:span><text:span text:style-name="T129_23">is</text:span><text:span text:style-name="T129_24"><text:s/></text:span><text:span text:style-name="T129_25">close</text:span><text:span text:style-name="T129_26"><text:s/></text:span><text:span text:style-name="T129_27">and</text:span><text:span text:style-name="T129_28"><text:s/></text:span><text:span text:style-name="T129_29">at</text:span><text:span text:style-name="T129_30"><text:s/></text:span><text:span text:style-name="T129_31">a</text:span><text:span text:style-name="T129_32"><text:s/></text:span><text:span text:style-name="T129_33">set</text:span><text:span text:style-name="T129_34"><text:s/></text:span><text:span text:style-name="T129_35">rate</text:span><text:span text:style-name="T129_36"><text:s/></text:span><text:span text:style-name="T129_37">untill</text:span><text:span text:style-name="T129_38"><text:s/></text:span><text:span text:style-name="T129_39">the</text:span><text:span text:style-name="T129_40"><text:s/>“</text:span><text:span text:style-name="T129_41">Nest</text:span><text:span text:style-name="T129_42">”<text:s/></text:span><text:span text:style-name="T129_43">is</text:span><text:span text:style-name="T129_44"><text:s/></text:span><text:span text:style-name="T129_45">destroid</text:span></text:p>
          </table:table-cell>
        </table:table-row>
        <table:table-row table:style-name="Row7">
          <table:table-cell table:style-name="Cell13">
            <text:p text:style-name="P130"><text:span text:style-name="T130_1">Zeta</text:span></text:p>
          </table:table-cell>
          <table:table-cell table:style-name="Cell14">
            <text:p text:style-name="P131"><text:span text:style-name="T131_1">Add</text:span><text:span text:style-name="T131_2"><text:s/></text:span><text:span text:style-name="T131_3">potions</text:span><text:span text:style-name="T131_4"><text:s/></text:span><text:span text:style-name="T131_5">that</text:span><text:span text:style-name="T131_6"><text:s/></text:span><text:span text:style-name="T131_7">the</text:span><text:span text:style-name="T131_8"><text:s/></text:span><text:span text:style-name="T131_9">character</text:span><text:span text:style-name="T131_10"><text:s/></text:span><text:span text:style-name="T131_11">can</text:span><text:span text:style-name="T131_12"><text:s/></text:span><text:span text:style-name="T131_13">store</text:span><text:span text:style-name="T131_14"><text:s/></text:span><text:span text:style-name="T131_15">one</text:span><text:span text:style-name="T131_16"><text:s/></text:span><text:span text:style-name="T131_17">at</text:span><text:span text:style-name="T131_18"><text:s/></text:span><text:span text:style-name="T131_19">a</text:span><text:span text:style-name="T131_20"><text:s/></text:span><text:span text:style-name="T131_21">time</text:span><text:span text:style-name="T131_22"><text:s/></text:span><text:span text:style-name="T131_23">and</text:span><text:span text:style-name="T131_24"><text:s/></text:span><text:span text:style-name="T131_25">use</text:span><text:span text:style-name="T131_26"><text:s/></text:span><text:span text:style-name="T131_27">when</text:span><text:span text:style-name="T131_28"><text:s/></text:span><text:span text:style-name="T131_29">they</text:span><text:span text:style-name="T131_30"><text:s/></text:span><text:span text:style-name="T131_31">choose</text:span></text:p>
          </table:table-cell>
        </table:table-row>
        <table:table-row table:style-name="Row8">
          <table:table-cell table:style-name="Cell15">
            <text:p text:style-name="P132"><text:span text:style-name="T132_1">Eta</text:span></text:p>
          </table:table-cell>
          <table:table-cell table:style-name="Cell16">
            <text:p text:style-name="P133"><text:span text:style-name="T133_1">Add</text:span><text:span text:style-name="T133_2"><text:s/></text:span><text:span text:style-name="T133_3">keys</text:span><text:span text:style-name="T133_4"><text:s/></text:span><text:span text:style-name="T133_5">that</text:span><text:span text:style-name="T133_6"><text:s/></text:span><text:span text:style-name="T133_7">the</text:span><text:span text:style-name="T133_8"><text:s/></text:span><text:span text:style-name="T133_9">character</text:span><text:span text:style-name="T133_10"><text:s/></text:span><text:span text:style-name="T133_11">can</text:span><text:span text:style-name="T133_12"><text:s/></text:span><text:span text:style-name="T133_13">hold</text:span><text:span text:style-name="T133_14"><text:s/></text:span><text:span text:style-name="T133_15">multiples</text:span><text:span text:style-name="T133_16"><text:s/></text:span><text:span text:style-name="T133_17">of</text:span></text:p>
          </table:table-cell>
        </table:table-row>
        <table:table-row table:style-name="Row9">
          <table:table-cell table:style-name="Cell17">
            <text:p text:style-name="P134"><text:span text:style-name="T134_1">Theta</text:span></text:p>
          </table:table-cell>
          <table:table-cell table:style-name="Cell18">
            <text:p text:style-name="P135"><text:span text:style-name="T135_1">Add</text:span><text:span text:style-name="T135_2"><text:s/></text:span><text:span text:style-name="T135_3">door</text:span><text:span text:style-name="T135_4"><text:s/></text:span><text:span text:style-name="T135_5">that</text:span><text:span text:style-name="T135_6"><text:s/></text:span><text:span text:style-name="T135_7">will</text:span><text:span text:style-name="T135_8"><text:s/></text:span><text:span text:style-name="T135_9">be</text:span><text:span text:style-name="T135_10"><text:s/></text:span><text:span text:style-name="T135_11">opened</text:span><text:span text:style-name="T135_12"><text:s/></text:span><text:span text:style-name="T135_13">by</text:span><text:span text:style-name="T135_14"><text:s/></text:span><text:span text:style-name="T135_15">the</text:span><text:span text:style-name="T135_16"><text:s/></text:span><text:span text:style-name="T135_17">chorisponding</text:span><text:span text:style-name="T135_18"><text:s/></text:span><text:span text:style-name="T135_19">key</text:span></text:p>
          </table:table-cell>
        </table:table-row>
        <table:table-row table:style-name="Row10">
          <table:table-cell table:style-name="Cell19">
            <text:p text:style-name="P136"><text:span text:style-name="T136_1">Iota</text:span></text:p>
          </table:table-cell>
          <table:table-cell table:style-name="Cell20">
            <text:p text:style-name="P137"><text:span text:style-name="T137_1">Add</text:span><text:span text:style-name="T137_2"><text:s/></text:span><text:span text:style-name="T137_3">the</text:span><text:span text:style-name="T137_4"><text:s/></text:span><text:span text:style-name="T137_5">ability</text:span><text:span text:style-name="T137_6"><text:s/></text:span><text:span text:style-name="T137_7">to</text:span><text:span text:style-name="T137_8"><text:s/></text:span><text:span text:style-name="T137_9">save</text:span><text:span text:style-name="T137_10"><text:s/></text:span><text:span text:style-name="T137_11">the</text:span><text:span text:style-name="T137_12"><text:s/></text:span><text:span text:style-name="T137_13">state</text:span><text:span text:style-name="T137_14"><text:s/></text:span><text:span text:style-name="T137_15">of</text:span><text:span text:style-name="T137_16"><text:s/></text:span><text:span text:style-name="T137_17">the</text:span><text:span text:style-name="T137_18"><text:s/></text:span><text:span text:style-name="T137_19">game</text:span></text:p>
          </table:table-cell>
        </table:table-row>
        <table:table-row table:style-name="Row11">
          <table:table-cell table:style-name="Cell21">
            <text:p text:style-name="P138"><text:span text:style-name="T138_1">Kappa</text:span></text:p>
          </table:table-cell>
          <table:table-cell table:style-name="Cell22">
            <text:p text:style-name="P139"><text:span text:style-name="T139_1">Add</text:span><text:span text:style-name="T139_2"><text:s/></text:span><text:span text:style-name="T139_3">the</text:span><text:span text:style-name="T139_4"><text:s/></text:span><text:span text:style-name="T139_5">boss</text:span><text:span text:style-name="T139_6"><text:s/></text:span><text:span text:style-name="T139_7">at</text:span><text:span text:style-name="T139_8"><text:s/></text:span><text:span text:style-name="T139_9">the</text:span><text:span text:style-name="T139_10"><text:s/></text:span><text:span text:style-name="T139_11">end</text:span><text:span text:style-name="T139_12"><text:s/></text:span><text:span text:style-name="T139_13">of</text:span><text:span text:style-name="T139_14"><text:s/></text:span><text:span text:style-name="T139_15">the</text:span><text:span text:style-name="T139_16"><text:s/></text:span><text:span text:style-name="T139_17">level</text:span></text:p>
          </table:table-cell>
        </table:table-row>
        <table:table-row table:style-name="Row12">
          <table:table-cell table:style-name="Cell23">
            <text:p text:style-name="P140"><text:span text:style-name="T140_1">Lambda</text:span></text:p>
          </table:table-cell>
          <table:table-cell table:style-name="Cell24">
            <text:p text:style-name="P141"><text:span text:style-name="T141_1">Add</text:span><text:span text:style-name="T141_2"><text:s/></text:span><text:span text:style-name="T141_3">music</text:span></text:p>
          </table:table-cell>
        </table:table-row>
        <table:table-row table:style-name="Row13">
          <table:table-cell table:style-name="Cell25">
            <text:p text:style-name="P142"><text:span text:style-name="T142_1">Mu</text:span></text:p>
          </table:table-cell>
          <table:table-cell table:style-name="Cell26">
            <text:p text:style-name="P143"><text:span text:style-name="T143_1">Add</text:span><text:span text:style-name="T143_2"><text:s/></text:span><text:span text:style-name="T143_3">a</text:span><text:span text:style-name="T143_4"><text:s/></text:span><text:span text:style-name="T143_5">start</text:span><text:span text:style-name="T143_6"><text:s/></text:span><text:span text:style-name="T143_7">menu</text:span><text:span text:style-name="T143_8"><text:s/></text:span><text:span text:style-name="T143_9">with</text:span><text:span text:style-name="T143_10"><text:s/></text:span><text:span text:style-name="T143_11">Start</text:span><text:span text:style-name="T143_12">,<text:s/></text:span><text:span text:style-name="T143_13">Load</text:span><text:span text:style-name="T143_14">,<text:s/></text:span><text:span text:style-name="T143_15">New</text:span><text:span text:style-name="T143_16">,<text:s/></text:span><text:span text:style-name="T143_17">and</text:span><text:span text:style-name="T143_18"><text:s/></text:span><text:span text:style-name="T143_19">Controls</text:span></text:p>
          </table:table-cell>
        </table:table-row>
        <table:table-row table:style-name="Row14">
          <table:table-cell table:style-name="Cell27">
            <text:p text:style-name="P144"><text:span text:style-name="T144_1">Nu</text:span></text:p>
          </table:table-cell>
          <table:table-cell table:style-name="Cell28">
            <text:p text:style-name="P145"><text:span text:style-name="T145_1">Add</text:span><text:span text:style-name="T145_2"><text:s/></text:span><text:span text:style-name="T145_3">options</text:span><text:span text:style-name="T145_4"><text:s/></text:span><text:span text:style-name="T145_5">to</text:span><text:span text:style-name="T145_6"><text:s/></text:span><text:span text:style-name="T145_7">the</text:span><text:span text:style-name="T145_8"><text:s/></text:span><text:span text:style-name="T145_9">start</text:span><text:span text:style-name="T145_10"><text:s/></text:span><text:span text:style-name="T145_11">menu</text:span><text:span text:style-name="T145_12"><text:s/></text:span><text:span text:style-name="T145_13">for</text:span><text:span text:style-name="T145_14"><text:s/></text:span><text:span text:style-name="T145_15">music</text:span><text:span text:style-name="T145_16"><text:s/></text:span><text:span text:style-name="T145_17">and</text:span><text:span text:style-name="T145_18"><text:s/></text:span><text:span text:style-name="T145_19">difficulty</text:span></text:p>
          </table:table-cell>
        </table:table-row>
        <table:table-row table:style-name="Row15">
          <table:table-cell table:style-name="Cell29">
            <text:p text:style-name="P146"><text:span text:style-name="T146_1">Xi</text:span></text:p>
          </table:table-cell>
          <table:table-cell table:style-name="Cell30">
            <text:p text:style-name="P147"><text:span text:style-name="T147_1">Check</text:span><text:span text:style-name="T147_2"><text:s/></text:span><text:span text:style-name="T147_3">points</text:span><text:span text:style-name="T147_4"><text:s/></text:span><text:span text:style-name="T147_5">that</text:span><text:span text:style-name="T147_6"><text:s/></text:span><text:span text:style-name="T147_7">you</text:span><text:span text:style-name="T147_8"><text:s/></text:span><text:span text:style-name="T147_9">can</text:span><text:span text:style-name="T147_10"><text:s/></text:span><text:span text:style-name="T147_11">return</text:span><text:span text:style-name="T147_12"><text:s/></text:span><text:span text:style-name="T147_13">to</text:span><text:span text:style-name="T147_14"><text:s/></text:span><text:span text:style-name="T147_15">when</text:span><text:span text:style-name="T147_16"><text:s/></text:span><text:span text:style-name="T147_17">you</text:span><text:span text:style-name="T147_18"><text:s/></text:span><text:span text:style-name="T147_19">die</text:span></text:p>
          </table:table-cell>
        </table:table-row>
        <table:table-row table:style-name="Row16">
          <table:table-cell table:style-name="Cell31">
            <text:p text:style-name="P148"><text:span text:style-name="T148_1">Omicron</text:span></text:p>
          </table:table-cell>
          <table:table-cell table:style-name="Cell32">
            <text:p text:style-name="P149"/>
          </table:table-cell>
        </table:table-row>
        <table:table-row table:style-name="Row17">
          <table:table-cell table:style-name="Cell33">
            <text:p text:style-name="P150"><text:span text:style-name="T150_1">Pi</text:span></text:p>
          </table:table-cell>
          <table:table-cell table:style-name="Cell34">
            <text:p text:style-name="P151"/>
          </table:table-cell>
        </table:table-row>
        <table:table-row table:style-name="Row18">
          <table:table-cell table:style-name="Cell35">
            <text:p text:style-name="P152"><text:span text:style-name="T152_1">Rho</text:span></text:p>
          </table:table-cell>
          <table:table-cell table:style-name="Cell36">
            <text:p text:style-name="P153"/>
          </table:table-cell>
        </table:table-row>
        <table:table-row table:style-name="Row19">
          <table:table-cell table:style-name="Cell37">
            <text:p text:style-name="P154"><text:span text:style-name="T154_1">Sigma</text:span></text:p>
          </table:table-cell>
          <table:table-cell table:style-name="Cell38">
            <text:p text:style-name="P155"/>
          </table:table-cell>
        </table:table-row>
        <table:table-row table:style-name="Row20">
          <table:table-cell table:style-name="Cell39">
            <text:p text:style-name="P156"><text:span text:style-name="T156_1">Tau</text:span></text:p>
          </table:table-cell>
          <table:table-cell table:style-name="Cell40">
            <text:p text:style-name="P157"/>
          </table:table-cell>
        </table:table-row>
      </table:table>
      <text:p text:style-name="P158"/>
      <text:p text:style-name="P159"/>
      <text:p text:style-name="P160"/>
      <text:p text:style-name="P161"/>
      <text:p text:style-name="P162"/>
      <text:p text:style-name="P163"><text:span text:style-name="T163_1">Description</text:span><text:span text:style-name="T163_2"><text:s/></text:span><text:span text:style-name="T163_3">of</text:span><text:span text:style-name="T163_4"><text:s/></text:span><text:span text:style-name="T163_5">your</text:span><text:span text:style-name="T163_6"><text:s/></text:span><text:span text:style-name="T163_7">scratch</text:span><text:span text:style-name="T163_8">/</text:span><text:span text:style-name="T163_9">test</text:span><text:span text:style-name="T163_10"><text:s/></text:span><text:span text:style-name="T163_11">program</text:span><text:span text:style-name="T163_12">:</text:span></text:p>
      <text:p text:style-name="P164"/>
      <text:p text:style-name="P165"><text:span text:style-name="T165_1">Describe</text:span><text:span text:style-name="T165_2"><text:s/></text:span><text:span text:style-name="T165_3">the</text:span><text:span text:style-name="T165_4"><text:s/></text:span><text:span text:style-name="T165_5">generic</text:span><text:span text:style-name="T165_6"><text:s/></text:span><text:span text:style-name="T165_7">concept</text:span><text:span text:style-name="T165_8"><text:s/></text:span><text:span text:style-name="T165_9">you</text:span><text:span text:style-name="T165_10"><text:s/></text:span><text:span text:style-name="T165_11">needed</text:span><text:span text:style-name="T165_12"><text:s/></text:span><text:span text:style-name="T165_13">to</text:span><text:span text:style-name="T165_14"><text:s/></text:span><text:span text:style-name="T165_15">test</text:span><text:span text:style-name="T165_16"><text:s/></text:span><text:span text:style-name="T165_17">out</text:span><text:span text:style-name="T165_18">:</text:span></text:p>
      <text:p text:style-name="P166"/>
      <text:p text:style-name="P167"><text:span text:style-name="T167_1">Testing</text:span><text:span text:style-name="T167_2"><text:s/></text:span><text:span text:style-name="T167_3">Tiled</text:span><text:span text:style-name="T167_4"><text:s/></text:span><text:span text:style-name="T167_5">Map</text:span></text:p>
      <text:p text:style-name="P168"><text:span text:style-name="T168_1">Source</text:span><text:span text:style-name="T168_2"><text:s/></text:span><text:span text:style-name="T168_3">any</text:span><text:span text:style-name="T168_4"><text:s/></text:span><text:span text:style-name="T168_5">web</text:span><text:span text:style-name="T168_6"><text:s/></text:span><text:span text:style-name="T168_7">site</text:span><text:span text:style-name="T168_8">/</text:span><text:span text:style-name="T168_9">book</text:span><text:span text:style-name="T168_10"><text:s/></text:span><text:span text:style-name="T168_11">that</text:span><text:span text:style-name="T168_12"><text:s/></text:span><text:span text:style-name="T168_13">helped</text:span><text:span text:style-name="T168_14"><text:s/></text:span><text:span text:style-name="T168_15">you</text:span><text:span text:style-name="T168_16"><text:s/></text:span><text:span text:style-name="T168_17">with</text:span><text:span text:style-name="T168_18"><text:s/></text:span><text:span text:style-name="T168_19">that</text:span><text:span text:style-name="T168_20"><text:s/></text:span><text:span text:style-name="T168_21">concept</text:span><text:span text:style-name="T168_22">:</text:span></text:p>
      <text:p text:style-name="P169"/>
      <text:p text:style-name="P170"><text:span text:style-name="T170_1">Tiled</text:span><text:span text:style-name="T170_2"><text:s/></text:span><text:span text:style-name="T170_3">Map</text:span><text:span text:style-name="T170_4"><text:s text:c="2"/></text:span><text:span text:style-name="T170_5"><text:a xlink:type="simple" xlink:href="http://www.youtube.com/watch?v=qik60F5I6J4"><text:span text:style-name="T170_6">http</text:span></text:a></text:span><text:span text:style-name="T170_7"><text:a xlink:type="simple" xlink:href="http://www.youtube.com/watch?v=qik60F5I6J4"><text:span text:style-name="T170_8">://</text:span></text:a></text:span><text:span text:style-name="T170_9"><text:a xlink:type="simple" xlink:href="http://www.youtube.com/watch?v=qik60F5I6J4"><text:span text:style-name="T170_10">www</text:span></text:a></text:span><text:span text:style-name="T170_11"><text:a xlink:type="simple" xlink:href="http://www.youtube.com/watch?v=qik60F5I6J4"><text:span text:style-name="T170_12">.</text:span></text:a></text:span><text:span text:style-name="T170_13"><text:a xlink:type="simple" xlink:href="http://www.youtube.com/watch?v=qik60F5I6J4"><text:span text:style-name="T170_14">youtube</text:span></text:a></text:span><text:span text:style-name="T170_15"><text:a xlink:type="simple" xlink:href="http://www.youtube.com/watch?v=qik60F5I6J4"><text:span text:style-name="T170_16">.</text:span></text:a></text:span><text:span text:style-name="T170_17"><text:a xlink:type="simple" xlink:href="http://www.youtube.com/watch?v=qik60F5I6J4"><text:span text:style-name="T170_18">com</text:span></text:a></text:span><text:span text:style-name="T170_19"><text:a xlink:type="simple" xlink:href="http://www.youtube.com/watch?v=qik60F5I6J4"><text:span text:style-name="T170_20">/</text:span></text:a></text:span><text:span text:style-name="T170_21"><text:a xlink:type="simple" xlink:href="http://www.youtube.com/watch?v=qik60F5I6J4"><text:span text:style-name="T170_22">watch</text:span></text:a></text:span><text:span text:style-name="T170_23"><text:a xlink:type="simple" xlink:href="http://www.youtube.com/watch?v=qik60F5I6J4"><text:span text:style-name="T170_24">?</text:span></text:a></text:span><text:span text:style-name="T170_25"><text:a xlink:type="simple" xlink:href="http://www.youtube.com/watch?v=qik60F5I6J4"><text:span text:style-name="T170_26">v</text:span></text:a></text:span><text:span text:style-name="T170_27"><text:a xlink:type="simple" xlink:href="http://www.youtube.com/watch?v=qik60F5I6J4"><text:span text:style-name="T170_28">=</text:span></text:a></text:span><text:span text:style-name="T170_29"><text:a xlink:type="simple" xlink:href="http://www.youtube.com/watch?v=qik60F5I6J4"><text:span text:style-name="T170_30">qik</text:span></text:a></text:span><text:span text:style-name="T170_31"><text:a xlink:type="simple" xlink:href="http://www.youtube.com/watch?v=qik60F5I6J4"><text:span text:style-name="T170_32">60</text:span></text:a></text:span><text:span text:style-name="T170_33"><text:a xlink:type="simple" xlink:href="http://www.youtube.com/watch?v=qik60F5I6J4"><text:span text:style-name="T170_34">F</text:span></text:a></text:span><text:span text:style-name="T170_35"><text:a xlink:type="simple" xlink:href="http://www.youtube.com/watch?v=qik60F5I6J4"><text:span text:style-name="T170_36">5</text:span></text:a></text:span><text:span text:style-name="T170_37"><text:a xlink:type="simple" xlink:href="http://www.youtube.com/watch?v=qik60F5I6J4"><text:span text:style-name="T170_38">I</text:span></text:a></text:span><text:span text:style-name="T170_39"><text:a xlink:type="simple" xlink:href="http://www.youtube.com/watch?v=qik60F5I6J4"><text:span text:style-name="T170_40">6</text:span></text:a></text:span><text:span text:style-name="T170_41"><text:a xlink:type="simple" xlink:href="http://www.youtube.com/watch?v=qik60F5I6J4"><text:span text:style-name="T170_42">J</text:span></text:a></text:span><text:span text:style-name="T170_43"><text:a xlink:type="simple" xlink:href="http://www.youtube.com/watch?v=qik60F5I6J4"><text:span text:style-name="T170_44">4</text:span></text:a></text:span></text:p>
      <text:p text:style-name="P171"/>
      <text:p text:style-name="P172"/>
      <text:p text:style-name="P173"><text:span text:style-name="T173_1">Describe</text:span><text:span text:style-name="T173_2"><text:s/></text:span><text:span text:style-name="T173_3">the</text:span><text:span text:style-name="T173_4"><text:s/></text:span><text:span text:style-name="T173_5">code</text:span><text:span text:style-name="T173_6"><text:s/></text:span><text:span text:style-name="T173_7">and</text:span><text:span text:style-name="T173_8"><text:s/></text:span><text:span text:style-name="T173_9">the</text:span><text:span text:style-name="T173_10"><text:s/></text:span><text:span text:style-name="T173_11">lesson</text:span><text:span text:style-name="T173_12"><text:s/></text:span><text:span text:style-name="T173_13">that</text:span><text:span text:style-name="T173_14"><text:s/></text:span><text:span text:style-name="T173_15">you</text:span><text:span text:style-name="T173_16"><text:s/></text:span><text:span text:style-name="T173_17">learned</text:span><text:span text:style-name="T173_18"><text:s/></text:span><text:span text:style-name="T173_19">from</text:span><text:span text:style-name="T173_20"><text:s/></text:span><text:span text:style-name="T173_21">it</text:span><text:span text:style-name="T173_22">:</text:span></text:p>
      <text:p text:style-name="P174"/>
      <text:p text:style-name="P175"><text:span text:style-name="T175_1">Basically</text:span><text:span text:style-name="T175_2"><text:s/></text:span><text:span text:style-name="T175_3">I</text:span><text:span text:style-name="T175_4"><text:s/></text:span><text:span text:style-name="T175_5">was</text:span><text:span text:style-name="T175_6"><text:s/></text:span><text:span text:style-name="T175_7">testing</text:span><text:span text:style-name="T175_8"><text:s/></text:span><text:span text:style-name="T175_9">to</text:span><text:span text:style-name="T175_10"><text:s/></text:span><text:span text:style-name="T175_11">see</text:span><text:span text:style-name="T175_12"><text:s/></text:span><text:span text:style-name="T175_13">if</text:span><text:span text:style-name="T175_14"><text:s/></text:span><text:span text:style-name="T175_15">I</text:span><text:span text:style-name="T175_16"><text:s/></text:span><text:span text:style-name="T175_17">could</text:span><text:span text:style-name="T175_18"><text:s/></text:span><text:span text:style-name="T175_19">just</text:span><text:span text:style-name="T175_20"><text:s/></text:span><text:span text:style-name="T175_21">get</text:span><text:span text:style-name="T175_22"><text:s/></text:span><text:span text:style-name="T175_23">the</text:span><text:span text:style-name="T175_24"><text:s/></text:span><text:span text:style-name="T175_25">map</text:span><text:span text:style-name="T175_26"><text:s/></text:span><text:span text:style-name="T175_27">on</text:span><text:span text:style-name="T175_28"><text:s/></text:span><text:span text:style-name="T175_29">the</text:span><text:span text:style-name="T175_30"><text:s/></text:span><text:span text:style-name="T175_31">screen</text:span><text:span text:style-name="T175_32"><text:s/></text:span><text:span text:style-name="T175_33">and</text:span><text:span text:style-name="T175_34"><text:s/></text:span><text:span text:style-name="T175_35">I</text:span><text:span text:style-name="T175_36"><text:s/></text:span><text:span text:style-name="T175_37">learned</text:span><text:span text:style-name="T175_38"><text:s/></text:span><text:span text:style-name="T175_39">how</text:span><text:span text:style-name="T175_40"><text:s/></text:span><text:span text:style-name="T175_41">to</text:span><text:span text:style-name="T175_42"><text:s/></text:span><text:span text:style-name="T175_43">do</text:span><text:span text:style-name="T175_44"><text:s/></text:span><text:span text:style-name="T175_45">that</text:span><text:span text:style-name="T175_46"><text:s/></text:span></text:p>
      <text:p text:style-name="P176"/>
      <text:p text:style-name="P177"><text:span text:style-name="T177_1">Describe</text:span><text:span text:style-name="T177_2"><text:s/></text:span><text:span text:style-name="T177_3">any</text:span><text:span text:style-name="T177_4"><text:s/></text:span><text:span text:style-name="T177_5">challenges</text:span><text:span text:style-name="T177_6"><text:s/></text:span><text:span text:style-name="T177_7">that</text:span><text:span text:style-name="T177_8"><text:s/></text:span><text:span text:style-name="T177_9">you</text:span><text:span text:style-name="T177_10"><text:s/></text:span><text:span text:style-name="T177_11">enjoyed</text:span><text:span text:style-name="T177_12"><text:s/></text:span><text:span text:style-name="T177_13">in</text:span><text:span text:style-name="T177_14"><text:s/></text:span><text:span text:style-name="T177_15">integrating</text:span><text:span text:style-name="T177_16"><text:s/></text:span><text:span text:style-name="T177_17">this</text:span><text:span text:style-name="T177_18"><text:s/></text:span><text:span text:style-name="T177_19">scratch</text:span><text:span text:style-name="T177_20"><text:s/></text:span><text:span text:style-name="T177_21">code</text:span><text:span text:style-name="T177_22"><text:s/></text:span><text:span text:style-name="T177_23">into</text:span><text:span text:style-name="T177_24"><text:s/></text:span><text:span text:style-name="T177_25">your</text:span><text:span text:style-name="T177_26"><text:s/></text:span><text:span text:style-name="T177_27">major</text:span><text:span text:style-name="T177_28"><text:s/></text:span><text:span text:style-name="T177_29">project</text:span><text:span text:style-name="T177_30">:</text:span></text:p>
      <text:p text:style-name="P178"/>
      <text:p text:style-name="P179"><text:span text:style-name="T179_1">The</text:span><text:span text:style-name="T179_2"><text:s/></text:span><text:span text:style-name="T179_3">hardest</text:span><text:span text:style-name="T179_4"><text:s/></text:span><text:span text:style-name="T179_5">part</text:span><text:span text:style-name="T179_6"><text:s/></text:span><text:span text:style-name="T179_7">was</text:span><text:span text:style-name="T179_8"><text:s/></text:span><text:span text:style-name="T179_9">finding</text:span><text:span text:style-name="T179_10"><text:s/></text:span><text:span text:style-name="T179_11">out</text:span><text:span text:style-name="T179_12"><text:s/></text:span><text:span text:style-name="T179_13">how</text:span><text:span text:style-name="T179_14"><text:s/></text:span><text:span text:style-name="T179_15">to</text:span><text:span text:style-name="T179_16"><text:s/></text:span><text:span text:style-name="T179_17">change</text:span><text:span text:style-name="T179_18"><text:s/></text:span><text:span text:style-name="T179_19">the</text:span><text:span text:style-name="T179_20"><text:s/></text:span><text:span text:style-name="T179_21">size</text:span><text:span text:style-name="T179_22"><text:s/></text:span><text:span text:style-name="T179_23">of</text:span><text:span text:style-name="T179_24"><text:s/></text:span><text:span text:style-name="T179_25">the</text:span><text:span text:style-name="T179_26"><text:s/></text:span><text:span text:style-name="T179_27">map</text:span><text:span text:style-name="T179_28">.<text:s/></text:span><text:span text:style-name="T179_29">After</text:span><text:span text:style-name="T179_30"><text:s/></text:span><text:span text:style-name="T179_31">some</text:span><text:span text:style-name="T179_32"><text:s/></text:span><text:span text:style-name="T179_33">research</text:span><text:span text:style-name="T179_34"><text:s/></text:span><text:span text:style-name="T179_35">I</text:span><text:span text:style-name="T179_36"><text:s/></text:span><text:span text:style-name="T179_37">found</text:span><text:span text:style-name="T179_38"><text:s/></text:span><text:span text:style-name="T179_39">out</text:span><text:span text:style-name="T179_40"><text:s/></text:span><text:span text:style-name="T179_41">that</text:span><text:span text:style-name="T179_42"><text:s/></text:span><text:span text:style-name="T179_43">when</text:span><text:span text:style-name="T179_44"><text:s/></text:span><text:span text:style-name="T179_45">you</text:span><text:span text:style-name="T179_46"><text:s/></text:span><text:span text:style-name="T179_47">add</text:span><text:span text:style-name="T179_48"><text:s/></text:span><text:span text:style-name="T179_49">the</text:span><text:span text:style-name="T179_50"><text:s/></text:span><text:span text:style-name="T179_51">tiled</text:span><text:span text:style-name="T179_52"><text:s/></text:span><text:span text:style-name="T179_53">map</text:span><text:span text:style-name="T179_54"><text:s/></text:span><text:span text:style-name="T179_55">to</text:span><text:span text:style-name="T179_56"><text:s/></text:span><text:span text:style-name="T179_57">the</text:span><text:span text:style-name="T179_58"><text:s/></text:span><text:span text:style-name="T179_59">tiled</text:span><text:span text:style-name="T179_60"><text:s/></text:span><text:span text:style-name="T179_61">map</text:span><text:span text:style-name="T179_62"><text:s/></text:span><text:span text:style-name="T179_63">render</text:span><text:span text:style-name="T179_64"><text:s/></text:span><text:span text:style-name="T179_65">you</text:span><text:span text:style-name="T179_66"><text:s/></text:span><text:span text:style-name="T179_67">can</text:span><text:span text:style-name="T179_68"><text:s/></text:span><text:span text:style-name="T179_69">set</text:span><text:span text:style-name="T179_70"><text:s/></text:span><text:span text:style-name="T179_71">a</text:span><text:span text:style-name="T179_72"><text:s/></text:span><text:span text:style-name="T179_73">scale</text:span><text:span text:style-name="T179_74">.<text:s/></text:span></text:p>
      <text:p text:style-name="P180"/>
      <text:p text:style-name="P181"/>
      <text:p text:style-name="P18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